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34.16pt"/>
    </style:style>
    <style:style style:name="co6" style:family="table-column">
      <style:table-column-properties fo:break-before="auto" style:column-width="38.24pt"/>
    </style:style>
    <style:style style:name="co7" style:family="table-column">
      <style:table-column-properties fo:break-before="auto" style:column-width="73.39pt"/>
    </style:style>
    <style:style style:name="co8" style:family="table-column">
      <style:table-column-properties fo:break-before="auto" style:column-width="43.31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26.45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37.3pt"/>
    </style:style>
    <style:style style:name="co14" style:family="table-column">
      <style:table-column-properties fo:break-before="auto" style:column-width="51.14pt"/>
    </style:style>
    <style:style style:name="co15" style:family="table-column">
      <style:table-column-properties fo:break-before="auto" style:column-width="23.41pt"/>
    </style:style>
    <style:style style:name="co16" style:family="table-column">
      <style:table-column-properties fo:break-before="auto" style:column-width="41.16pt"/>
    </style:style>
    <style:style style:name="co17" style:family="table-column">
      <style:table-column-properties fo:break-before="auto" style:column-width="15.65pt"/>
    </style:style>
    <style:style style:name="co18" style:family="table-column">
      <style:table-column-properties fo:break-before="auto" style:column-width="14.91pt"/>
    </style:style>
    <style:style style:name="co19" style:family="table-column">
      <style:table-column-properties fo:break-before="auto" style:column-width="20.3pt"/>
    </style:style>
    <style:style style:name="co20" style:family="table-column">
      <style:table-column-properties fo:break-before="auto" style:column-width="16.44pt"/>
    </style:style>
    <style:style style:name="co21" style:family="table-column">
      <style:table-column-properties fo:break-before="auto" style:column-width="48.84pt"/>
    </style:style>
    <style:style style:name="co22" style:family="table-column">
      <style:table-column-properties fo:break-before="auto" style:column-width="177.79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5.96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paragraph-properties style:writing-mode="rl-tb"/>
    </style:style>
  </office:automatic-styles>
  <office:body>
    <office:spreadsheet>
      <table:calculation-settings table:automatic-find-labels="false"/>
      <table:table table:name="-finalنهائي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row table:style-name="ro1">
          <table:table-cell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مشكول</text:p>
          </table:table-cell>
          <table:table-cell office:value-type="string" calcext:value-type="string">
            <text:p>جذر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صنف</text:p>
          </table:table-cell>
          <table:table-cell office:value-type="string" calcext:value-type="string">
            <text:p>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</text:p>
          </table:table-cell>
          <table:table-cell office:value-type="string" calcext:value-type="string">
            <text:p>مذكر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ه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, لف,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تنون النصب للجمع</text:p>
          </table:table-cell>
          <table:table-cell office:value-type="string" calcext:value-type="string">
            <text:p>شرح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خَالِعٌ</text:p>
          </table:table-cell>
          <table:table-cell/>
          <table:table-cell office:value-type="string" calcext:value-type="string">
            <text:p>خل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خَوَالِع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خَالِعٌ" : الْمَرْأَةُ الْمُطَلَّقَةُ مِنْ زَوْجِهَا بِمُقَابِلٍ مَالِيٍّ 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خَوَالِعُ</text:p>
          </table:table-cell>
          <table:table-cell table:style-name="ce1"/>
          <table:table-cell office:value-type="string" calcext:value-type="string">
            <text:p>خل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خَالِفٌ</text:p>
          </table:table-cell>
          <table:table-cell/>
          <table:table-cell office:value-type="string" calcext:value-type="string">
            <text:p>خل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الِفٌ-خَالِفٌ [خ ل ف]. 1."وَلَدٌ خَالِفٌ" : أَحْمَقُ، ضَعِيفٌ. 2. "نَبِيذٌ خَالِفٌ" : فَاسِدٌ 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خَمٌّ</text:p>
          </table:table-cell>
          <table:table-cell/>
          <table:table-cell office:value-type="string" calcext:value-type="string">
            <text:p>خم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مٌّ-خَمٌّ [خ م م]. "لَحْمٌ خَمٌّ" : مُنَتَّنٌ، فاسِدُ الرَّائِحَةِ. (خَمَّ) اللَّحْمُ -ُ خَمًّا، وخُمُومًا: أنتَنَ وهو شِوَاءٌ: أو طبيخ. و- تغيَّرت رائحتُه ولَمَّا يَفْسُدْ. فهو خامٌّ، وخَمٌّ. و- اللَّبَنُ: غيرهُ خُبْثُ رائحة الوَطْب وأفسَدَه. وفي المثل: " هو السّمْنُ لايَخِمُّ ": يضرب للرجل إِذا ذُكر بخير وأُثْنِيَ عليه. و- فلانٌ: بكى بكاءً شُديدًا. و- البَيْتَ -ُ خَمّا: كَنسه. و- البِئْرَ: كَسَحَها ونَقَّاها. ويقال: خَمَّ قلبَه: نقَّاه من الغِلّ والحِقد والحسد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رَجْرَاجٌ</text:p>
          </table:table-cell>
          <table:table-cell/>
          <table:table-cell office:value-type="string" calcext:value-type="string">
            <text:p>رجر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جْرَاجٌ-رَجْرَاجٌ، ةٌ [ر ج ر ج]. 1."رِدْفٌ رَجْرَاجٌ" : الْمُهْتَزُّ الْمُضْطَرِبُ عِنْدَ الْمَشْيِ. 2."اِمْرَأةٌ رَجْرَاجَةٌ" : السَّمِينَةُ مُرْتَجَّةُ الرِّدْفِ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رَاخِمٌ</text:p>
          </table:table-cell>
          <table:table-cell/>
          <table:table-cell office:value-type="string" calcext:value-type="string">
            <text:p>رخ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اخِمٌ-رَاخِمٌ [ر خ م]. "دَجَاجَةُ رَاخِمٌ" : حَاضِنةٌ عَلَى بَيْضِهَا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مُرْخِمٌ</text:p>
          </table:table-cell>
          <table:table-cell/>
          <table:table-cell office:value-type="string" calcext:value-type="string">
            <text:p>رخ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رْخِمٌ-مُرْخِمٌ، ةٌ [ر خ م]. "دَجَاجَةٌ مُرْخِمَةٌ" : حَاضِنَةٌ، أَيِ الَّتِي تَحْضُنُ بَيْضَهَا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مُخْمَلٌ</text:p>
          </table:table-cell>
          <table:table-cell/>
          <table:table-cell office:value-type="string" calcext:value-type="string">
            <text:p>خم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خْمَلٌ-مُخْمَلٌ [خ م ل]. "نَسِيجٌ مُخْمَلٌ" : نَسِيجٌ لَهُ خَمْلٌ، أي ما يُشْبِهُ الزّغَبَ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مُذَكَّرٌ</text:p>
          </table:table-cell>
          <table:table-cell/>
          <table:table-cell office:value-type="string" calcext:value-type="string">
            <text:p>ذك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ذَكَّرٌ-مُذَكَّرٌ [ذ ك ر]. "اِسْمٌ مُذَكَّرٌ" : اِسْمٌ لَهُ صِفَاتُ الذَّكَرِ، خِلاَف الْمُؤَنَّثِ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حَسَنٌ</text:p>
          </table:table-cell>
          <table:table-cell/>
          <table:table-cell office:value-type="string" calcext:value-type="string">
            <text:p>حس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حِسَان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حَسَنُ الأَخْلاَقِ" : جَمِيلُهَا. "حَسَنُ الوَجْهِ" 2."حَسَناً فَعَلْتَ" : جَيِّداً ... 3."يَتَقَدَّمُ مِنْ حَسَنٍ إلَى أَحْسَن" : يَسِيرُ سَيْراً فِيهِ تَقَدُّمٌ مُتَوَاصِلٌ. 4. "حَسَنٌ جِدّاً" : جَيِّدٌ، مُمْتَازٌ، مِن عَلاَمَاتِ التَّنْقِيطِ الْمَدْرَسِيِّ. 5. "حَدِيثٌ حَسَنٌ" : فِي مُصْطَلَحِ الحَدِيثِ مَا كَانَ حَوْلَهُ اتِّفَاقٌ وَعُرِفَ رُواتُهُ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حِسَانٌ</text:p>
          </table:table-cell>
          <table:table-cell table:style-name="ce1"/>
          <table:table-cell office:value-type="string" calcext:value-type="string">
            <text:p>حس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حَقٌّ</text:p>
          </table:table-cell>
          <table:table-cell/>
          <table:table-cell office:value-type="string" calcext:value-type="string">
            <text:p>حق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قَّةٌ-حَقَّةٌ [ح ق ق]. "يَعِيشُ فِي رَفَاهِيَةٍ حَقَّةٍ" : فِي رَفَاهِيَةٍ حَقِيقِيَّةٍ تَامَّةٍ. "السَّعَادَةُ الحَقَّةُ"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حَلِيٌّ</text:p>
          </table:table-cell>
          <table:table-cell/>
          <table:table-cell office:value-type="string" calcext:value-type="string">
            <text:p>حل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لِيٌّ-حَلِيٌّ [ح ل ي]. 1. "نَوْعٌ حَلِيٌّ" : جَيِّدُ الحُلْوِ لَذِيذٌ. 2."شَيْءٌ حَلِيٌّ" : يَابِسٌ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خَدْلٌ</text:p>
          </table:table-cell>
          <table:table-cell/>
          <table:table-cell office:value-type="string" calcext:value-type="string">
            <text:p>خد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دْلٌ، ةٌ - [خ د ل]. 1. "شَابٌّ خَدْلٌ" : مُمْتَلِئٌ تَامٌّ. 2. "جِسْمٌ خَدْلٌ" : مُمْتَلِئٌ. 3. "اِمْرَأةٌ خَدْلَةٌ" : مُمْتَلِئَةُ السَّاقِ. "سَاقٌ خَدْلَةٌ" <text:s text:c="2"/>"خَدْلَةُ السَّاقِ".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خَلِيٌّ</text:p>
          </table:table-cell>
          <table:table-cell/>
          <table:table-cell office:value-type="string" calcext:value-type="string">
            <text:p>خل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أَخْلِيَ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هُوَ خَلِيُّ الْبَالِ": غَيْرُ مَهْمُومٍ، مُرْتَاحُ الْبَالِ. 1.: فَارِغُ الذِّهْنِ. 2.: مَنْ لاَزَوْجَ لَهُ. 3.: بَيْتُ النَّحْلِ الَّذِي تَجْعَلُ فِيهِ العَسَلَ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أَخْلِيَاء</text:p>
          </table:table-cell>
          <table:table-cell table:style-name="ce1"/>
          <table:table-cell office:value-type="string" calcext:value-type="string">
            <text:p>خل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دَبْسٌ</text:p>
          </table:table-cell>
          <table:table-cell/>
          <table:table-cell office:value-type="string" calcext:value-type="string">
            <text:p>دب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بْسٌ-دَبْسٌ [د ب س]. 1. "دَبْسُ الشَّيْءِ" : الأسْوَدُ مِنْهُ. 2."جَاءوا دَبْساً" : جَمَاعَةً كَثِيرَةً. 3."مَالٌ دَبْسٌ" : كَثِيرٌ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دَرِّيٌّ</text:p>
          </table:table-cell>
          <table:table-cell/>
          <table:table-cell office:value-type="string" calcext:value-type="string">
            <text:p>در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رِّيُّ-دَرِّيُّ، دُرِّيٌّ [د ر ر]. "نَجْمٌ دُرِّيٌّ" : مُضِيءٌ مُتَلَأْلِئٌ، سَاطِعٌ. "الكَوْكَبُ الدُّرِّيُّ"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دَرِمَةٌ</text:p>
          </table:table-cell>
          <table:table-cell/>
          <table:table-cell office:value-type="string" calcext:value-type="string">
            <text:p>در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رِمَةٌ-دَرِمَةٌ [د ر م]. 1.: الأرْنَبُ. 2. "دِرْعٌ دَرِمَةٌ" : مَلْسَاءُ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دَفِنٌ</text:p>
          </table:table-cell>
          <table:table-cell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فِنٌ-دَفِنٌ [د ف ن]. "مَرَضٌ دَفِنٌ" : مَرَضٌ ظَهَرَ بَعْدَ خَفَاءٍ فَنَشَأَ مِنْهُ ضَرَرٌ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دَفْنٌ</text:p>
          </table:table-cell>
          <table:table-cell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دفَانٌ;دِفانٌ;دُفُ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: الْمَدْفُونُ. 2. "شِعْرٌ دِفْنٌ" : غَامِضٌ، مُعَمّىً. 3.: الحَوْضُ أوِ البِئْرُ أَوِ الْمَنْهَلُ الَّذِي يَنْدَفِنُ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أدفَانٌ</text:p>
          </table:table-cell>
          <table:table-cell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دِفانٌ</text:p>
          </table:table-cell>
          <table:table-cell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دُفُنٌ</text:p>
          </table:table-cell>
          <table:table-cell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دَفِين</text:p>
          </table:table-cell>
          <table:table-cell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دَفَائِن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كْتَشَفَ كُنوزاً دَفِينَةً": كَانَتْ مَدْفُونَةً، مَا يُدْفَنُ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دَفَائِنُ</text:p>
          </table:table-cell>
          <table:table-cell table:style-name="ce1"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دَمِعَةٌ</text:p>
          </table:table-cell>
          <table:table-cell/>
          <table:table-cell office:value-type="string" calcext:value-type="string">
            <text:p>دم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مِعَةٌ-دَمِعَةٌ [د م ع ]. "يا لَها مِن اِمْرَأَةٍ دَمِعَةٍ !" : سَريعَة البُكاءِ، يَسيلُ دَمْعُها لأَتْفَهِ الأَسْبابِ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دنيء</text:p>
          </table:table-cell>
          <table:table-cell/>
          <table:table-cell office:value-type="string" calcext:value-type="string">
            <text:p>دن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دَنايا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خَصْلَةٌ دَنيئَةٌ" : نَقيصَةٌ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دنيئة</text:p>
          </table:table-cell>
          <table:table-cell/>
          <table:table-cell office:value-type="string" calcext:value-type="string">
            <text:p>دن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دَنايا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دَنايا</text:p>
          </table:table-cell>
          <table:table-cell table:style-name="ce1"/>
          <table:table-cell office:value-type="string" calcext:value-type="string">
            <text:p>دنأ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دَنِيٌّ</text:p>
          </table:table-cell>
          <table:table-cell/>
          <table:table-cell office:value-type="string" calcext:value-type="string">
            <text:p>دن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نِيٌّ-دَنِيٌّ [د ن ي]. 1."مَكانٌ دَنِيٌّ" : قَريبٌ. 2."لَقِيتُهُ أَدْنَى دَنِيٍّ" : أَي أَوَّلَ شَيْءِ. 3."رَجُلٌ دَنِيٌّ" : ساقِطٌ، ضَعيفٌ، خَسيسٌ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دَهِيٌّ</text:p>
          </table:table-cell>
          <table:table-cell/>
          <table:table-cell office:value-type="string" calcext:value-type="string">
            <text:p>ده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دْهِيَةٌ;دُهَو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دَهِيٌّ" : عاقِلٌ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أَدْهِيَةٌ</text:p>
          </table:table-cell>
          <table:table-cell table:style-name="ce1"/>
          <table:table-cell office:value-type="string" calcext:value-type="string">
            <text:p>ده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دُهَواءُ</text:p>
          </table:table-cell>
          <table:table-cell/>
          <table:table-cell office:value-type="string" calcext:value-type="string">
            <text:p>ده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دونٌ</text:p>
          </table:table-cell>
          <table:table-cell/>
          <table:table-cell office:value-type="string" calcext:value-type="string">
            <text:p>دو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ونٌ-دونٌ [د و ن]. "رَجُلٌ دونٌ" : حَقيرٌ، خَسيسٌ."إِذا ما عَلاَ الْمَرْءُ رَامَ العَـلاءَ*وَيَقْنَعُ بِالدُّونِ مَنْ كانَ دونا"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دَيِّنٌ</text:p>
          </table:table-cell>
          <table:table-cell/>
          <table:table-cell office:value-type="string" calcext:value-type="string">
            <text:p>دي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يِّنٌ-دَيِّنٌ، ةٌ [د ي ن]. "رَجُلٌ دَيِّنٌ" : مُتَمَسِّكٌ بِأَهْدابِ الدِّينِ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ذِمْرٌ</text:p>
          </table:table-cell>
          <table:table-cell/>
          <table:table-cell office:value-type="string" calcext:value-type="string">
            <text:p>ذم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ذْم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ذِمْرٌ" : شُجَاعٌ. 2."وَلَدٌ ذِمْرٌ" : ظَرِيفٌ لَبِيبٌ.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أَذْمارٌ</text:p>
          </table:table-cell>
          <table:table-cell table:style-name="ce1"/>
          <table:table-cell office:value-type="string" calcext:value-type="string">
            <text:p>ذم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رَخْصٌ</text:p>
          </table:table-cell>
          <table:table-cell/>
          <table:table-cell office:value-type="string" calcext:value-type="string">
            <text:p>رخص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خْصٌ-رَخْصٌ [ر خ ص]. "فِرَاشٌ رَخْصٌ" : نَاعِمٌ، لَيِّنٌ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رِخْوٌ</text:p>
          </table:table-cell>
          <table:table-cell/>
          <table:table-cell office:value-type="string" calcext:value-type="string">
            <text:p>رخ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ِخْوٌ-رِخْوٌ، رَخْوٌ، رُخْوٌ [ر خ و]. 1."نَبَاتٌ رَخْوٌ" : هَشٌّ، لَيِّنٌ. 2."فَرَسٌ رِخْوُ العِنَانِ" : سَهْلُ القِيَادِ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رَخِيٌّ</text:p>
          </table:table-cell>
          <table:table-cell/>
          <table:table-cell office:value-type="string" calcext:value-type="string">
            <text:p>رخ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خِيٌّ-رَخِيٌّ [ر خ و]. "وَجَدَ العَيْشَ رَخِيّاً فِي القَرْيَةِ" : هَنِيئاً، سَهْلاً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بَحَّاث</text:p>
          </table:table-cell>
          <table:table-cell/>
          <table:table-cell office:value-type="string" calcext:value-type="string">
            <text:p>بحث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حَّاثَةٌ-بَحَّاثَةٌ [ب ح ث]. "عالِمٌ بَحَّاثَةٌ" : الباحِثُ المُنْصَرِفُ إلى البَحْثِ العِلْمِيّ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عَلاَمَةٌ</text:p>
          </table:table-cell>
          <table:table-cell/>
          <table:table-cell office:value-type="string" calcext:value-type="string">
            <text:p>عل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لاَمَةُ الطَّرِيقِ" : مَا يُنْصَبُ فِي الطَّرِيقِ فَيُهْتَدَى بِهِ. 2."عَلَيْهِ عَلاَمَةُ السَّفَرِ" : سِمَةٌ، أمَارَةٌ. "رَأَيْتُ عَلاَمَاتِ التَّعَبِ بَادِيَةً عَلَى وَجْهِهِ" "الدُّمُوعُ لَمْ تَعُدْ عَلَى طَبِيعَتِهَا دُمُوعاً بَلْ هِيَ عَلاَماتُ الأَلَمِ". (م. ص. الرافعي). 3."عَلاَمَةٌ مُسَجَّلَةٌ" : إِشَارَةٌ يُشَارُ بِهَا إلى البَضائِعِ على أَنَّها نَوْعِيَّةٌ وَمُمَيَّزَةٌ. 4."نَالَ الطَّالِبُ عَلاَمَةً مُمْتَازَةً" : دَرَجَةً، نُقْطَةً مِنْ نُقَطِ الامْتِحَانِ. 5."عَلاَمَةُ الاسْتِفْهَامِ" : رَمْزٌ دَالٌّ عَلَى الاسْتِفْهَامِ وَتُكْتَبُ إِشَارَتُهُ هَكَذَا(). "عَلاَمَةُ التَّعَجُّبِ رَمْزٌ دَالٌّ عَلَى الت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حَفِيٌّ</text:p>
          </table:table-cell>
          <table:table-cell/>
          <table:table-cell office:value-type="string" calcext:value-type="string">
            <text:p>حف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حُفَو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رَجُلٌ حَفِيٌّ" : مُبالِغٌ فِي الإكْرَامِ والبِرِّ واللُّطْفِ.مريم آية 47 إنَّهُ كَانَ بِي حَفِيّاً (قرآن). 2."حَفِيٌّ بِالشَّيْءِ" : عَالِمٌ بِهِ عِلْماً عَمِيقاً.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حُفَواءُ</text:p>
          </table:table-cell>
          <table:table-cell table:style-name="ce1"/>
          <table:table-cell office:value-type="string" calcext:value-type="string">
            <text:p>حف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خَسِيسٌ</text:p>
          </table:table-cell>
          <table:table-cell/>
          <table:table-cell office:value-type="string" calcext:value-type="string">
            <text:p>خس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خِسَّةٌ;خِسَاس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خَسِيسٌ" : دَنِيءٌ، تَافِهٌ. "عَرَفَهُ النَّاسُ خَسِيسَ السُّلُوكِ" "رَجُلٌ خَسِيسُ النَّفْسِ".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أخِسَّةٌ</text:p>
          </table:table-cell>
          <table:table-cell table:style-name="ce1"/>
          <table:table-cell office:value-type="string" calcext:value-type="string">
            <text:p>خس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خِسَاسٌ</text:p>
          </table:table-cell>
          <table:table-cell/>
          <table:table-cell office:value-type="string" calcext:value-type="string">
            <text:p>خس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خَصِيٌّ</text:p>
          </table:table-cell>
          <table:table-cell/>
          <table:table-cell office:value-type="string" calcext:value-type="string">
            <text:p>خص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خُصْيَةٌ;خِصْيا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"فَحْلٌ خَصِيٌّ" : مَنْ نُزِعَتْ خُصْيَتَاهُ لِوَقْفِ حَرَارتِهِ الْجِنْسِيَّةِ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خُصْيَةٌ</text:p>
          </table:table-cell>
          <table:table-cell table:style-name="ce1"/>
          <table:table-cell office:value-type="string" calcext:value-type="string">
            <text:p>خص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خِصْيانٌ</text:p>
          </table:table-cell>
          <table:table-cell/>
          <table:table-cell office:value-type="string" calcext:value-type="string">
            <text:p>خص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دَيْسَمٌ</text:p>
          </table:table-cell>
          <table:table-cell/>
          <table:table-cell office:value-type="string" calcext:value-type="string">
            <text:p>دس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يْسَمٌ-دَيْسَمٌ [د س م]. 1."اِشْتَدَّ الدَّيْسَمُ" : الظُّلْمَةُ، السَّوادُ. 2.(حو).: الدُّبُّ أو وَلَدُهُ. 3. (حو).: الثَّعْلَبُ أَوْ وَلَدُهُ. 4."وَلَدٌ دَيْسَمٌ" : رَفيقٌ بِالعَمَلِ، لَطيفٌ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دَفُوفٌ</text:p>
          </table:table-cell>
          <table:table-cell/>
          <table:table-cell office:value-type="string" calcext:value-type="string">
            <text:p>د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فُوفٌ-دَفُوفٌ [د ف ف]. "عُقابٌ دَفُوفٌ" : تَدْنُو مِنَ الأرْضِ عِنْدَ انْقِضَاضِهَا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رَبِيقٌ</text:p>
          </table:table-cell>
          <table:table-cell/>
          <table:table-cell office:value-type="string" calcext:value-type="string">
            <text:p>رب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بِيقٌ-رَبِيقٌ [ر ب ق]. "حَيَوانٌ رَبِيقٌ" : مَرْبُوطٌ فِي الرِّبْقَةِ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رَضِيٌّ</text:p>
          </table:table-cell>
          <table:table-cell/>
          <table:table-cell office:value-type="string" calcext:value-type="string">
            <text:p>رض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أَرْضِياءٌ;رُضا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ضِيٌّ بِنِعْمَتِهِ" : قانِعٌ بِها. 2."اِسْتَقالَ مِنْ عَمَلِهِ بِنَفْسٍ رَضِيَّةٍ" : عَنْ طِيبِ خاطِرٍ.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أَرْضِياءٌ</text:p>
          </table:table-cell>
          <table:table-cell/>
          <table:table-cell office:value-type="string" calcext:value-type="string">
            <text:p>رض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رُضاةٌ</text:p>
          </table:table-cell>
          <table:table-cell/>
          <table:table-cell office:value-type="string" calcext:value-type="string">
            <text:p>رض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رَعْبَلٌ</text:p>
          </table:table-cell>
          <table:table-cell/>
          <table:table-cell office:value-type="string" calcext:value-type="string">
            <text:p>رع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رَعابِل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رَعْبَلٌ" : رَعْناءُ، حَمْقاءُ، تَلْبَسَ ثِياباً مُرَعْبَلَةً. 2."ريحٌ رَعْبَلَةٌ" : مُضْطَرِبَةُ الهُبوبِ. 3."جَمَلٌ رَعْبَلٌ" : ضَخْمٌ.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رَعابِلُ</text:p>
          </table:table-cell>
          <table:table-cell table:style-name="ce1"/>
          <table:table-cell office:value-type="string" calcext:value-type="string">
            <text:p>رع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رَاعِدَةٌ</text:p>
          </table:table-cell>
          <table:table-cell/>
          <table:table-cell office:value-type="string" calcext:value-type="string">
            <text:p>رع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رَوَاعِ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سَحَابَةٌ رَاعِدَةٌ" : ذَاتُ رَعْدٍ. 2. "ذَاتُ الرَّوَاعِدِ" : الْمُصِيبَةُ.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رَوَاعِدُ</text:p>
          </table:table-cell>
          <table:table-cell table:style-name="ce1"/>
          <table:table-cell office:value-type="string" calcext:value-type="string">
            <text:p>رع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رِعْديدٌ</text:p>
          </table:table-cell>
          <table:table-cell/>
          <table:table-cell office:value-type="string" calcext:value-type="string">
            <text:p>رع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رَعادِي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رِعْديدٌ" : جَبانٌ كَثيرُ الارْتِعادِ. 2."نَباتٌ رِعْديدٌ" : ناعِمٌ.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رَعادِيدُ</text:p>
          </table:table-cell>
          <table:table-cell table:style-name="ce1"/>
          <table:table-cell office:value-type="string" calcext:value-type="string">
            <text:p>رع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رَغَابٌ</text:p>
          </table:table-cell>
          <table:table-cell/>
          <table:table-cell office:value-type="string" calcext:value-type="string">
            <text:p>رغ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رُغُ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رْضٌ رَغَابٌ" : لَيِّنَةٌ، سَهْلَةٌ، وَاسِعَةٌ. 2."أَرْضُ الْجَنُوبِ أَرْضٌ رَغَابٌ" : تَمْتَصُّ مَاءً كَثِيراً وَلاَ تَسِيلُ إِلاَّ مِنْ مَطَرٍ غَزِيرٍ.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رُغُبٌ</text:p>
          </table:table-cell>
          <table:table-cell table:style-name="ce1"/>
          <table:table-cell office:value-type="string" calcext:value-type="string">
            <text:p>رغ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أَرَكُّ</text:p>
          </table:table-cell>
          <table:table-cell/>
          <table:table-cell office:value-type="string" calcext:value-type="string">
            <text:p>ركك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رَكُّ-أَرَكُّ [ر ك ك]. "وَلَدٌ أَرَكُّ" : ضَعِيفٌ فِي عَقْلِهِ وَرَأْيِهِ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رَهينٌ</text:p>
          </table:table-cell>
          <table:table-cell/>
          <table:table-cell office:value-type="string" calcext:value-type="string">
            <text:p>ره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رهائن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هينٌ-رَهينٌ، ةٌ [ر هـ ن]. "أنا رَهِينٌ بِما أَنْجَزْتُ" : مَأْخوذٌ بِهِ.الطور آية 21 كُلُّ امْرِئٍ بِما كَسَبَ رَهينٌ (قرآن).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رهائنُ</text:p>
          </table:table-cell>
          <table:table-cell table:style-name="ce1"/>
          <table:table-cell office:value-type="string" calcext:value-type="string">
            <text:p>ره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رَهْوٌ</text:p>
          </table:table-cell>
          <table:table-cell/>
          <table:table-cell office:value-type="string" calcext:value-type="string">
            <text:p>ره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هْوٌ-رَهْوٌ [ر هـ و]. 1."بَحْرٌ رَهْوٌ" : ساكِنٌ. 2."اِفْعَلْ ذَلِكَ رَهْواً" : اِفْعَلْ ذلِكَ ساكِناً على هِينَتِكَ. 3."ثَوْبٌ رَهْوٌ" : رَقيقٌ. 4."مَكانٌ رَهْوٌ" : مَكانٌ مُنْخَفِضٌ يَجْتَمِعُ فيهِ الماءُ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مِرْوَلٌ</text:p>
          </table:table-cell>
          <table:table-cell/>
          <table:table-cell office:value-type="string" calcext:value-type="string">
            <text:p>رو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رْوَلٌ-مِرْوَلٌ، ةٌ [ر و ل]. "وَلَدٌ مِرْوَلٌ" : كَثِيرُ اللُّعَابِ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مُرِيبٌ</text:p>
          </table:table-cell>
          <table:table-cell/>
          <table:table-cell office:value-type="string" calcext:value-type="string">
            <text:p>ري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رِيبٌ-مُرِيبٌ [ر ي ب]. "عَمَلٌ مُرِيبٌ" : مُشْتَبَهٌ فِيهِ، مَشْكُوكٌ فِيهِ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زُحَرٌ</text:p>
          </table:table-cell>
          <table:table-cell/>
          <table:table-cell office:value-type="string" calcext:value-type="string">
            <text:p>زح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حَرٌ-زُحَرٌ[ز ح ر]. "رَجُلٌ زُحَرٌ" : زَحَّارٌ، أَي بَخيلٌ يَئِنُّ عِنْدَ السُّؤالِ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زَرَّارٌ</text:p>
          </table:table-cell>
          <table:table-cell/>
          <table:table-cell office:value-type="string" calcext:value-type="string">
            <text:p>زر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رَّارٌ-زَرَّارٌ[ز ر ر]. "وَلَدٌ زَرَّارٌ" : ذَكِيٌّ خَفيفٌ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زَرَّاع</text:p>
          </table:table-cell>
          <table:table-cell/>
          <table:table-cell office:value-type="string" calcext:value-type="string">
            <text:p>زر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رَّاعَةٌ-زَرَّاعَةٌ[ز ر ع]. "أَرْضٌ زَرَّاعَةٌ" : أَرْضٌ تُزْرَعُ، أَي قَابِلَةٌ لِلزِّرَاعَةِ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مِزْعَفٌ</text:p>
          </table:table-cell>
          <table:table-cell/>
          <table:table-cell office:value-type="string" calcext:value-type="string">
            <text:p>زع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زْعَفٌ-مِزْعَفٌ [ز ع ف]. "رَجُلٌ مِزْعَفٌ" : النَّهِمُ الَّذِي يَأْخُذُ كُلَّ شَيْءٍ وَيَذْهَبُ بِهِ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زُعاقٌ</text:p>
          </table:table-cell>
          <table:table-cell/>
          <table:table-cell office:value-type="string" calcext:value-type="string">
            <text:p>زع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عاقٌ-زُعاقٌ[ز ع ق]. 1."ماءٌ زُعاقٌ" : مُرٌّ ثَخِينٌ. 2."طَعامٌ زُعاقٌ" : كَثيرُ المِلْحِ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مَزَلَّةٌ</text:p>
          </table:table-cell>
          <table:table-cell/>
          <table:table-cell office:value-type="string" calcext:value-type="string">
            <text:p>زل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مَزَالّ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رْضٌ مَزَلَّةٌ" : أَرْضُ الزَّلَلِ، أَيِ الخَطَايَا.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مَزَالُّ</text:p>
          </table:table-cell>
          <table:table-cell/>
          <table:table-cell office:value-type="string" calcext:value-type="string">
            <text:p>ز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زَمَعَةٌ</text:p>
          </table:table-cell>
          <table:table-cell/>
          <table:table-cell office:value-type="string" calcext:value-type="string">
            <text:p>زم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زَمَعٌ;زِماعٌ;أَزْما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: هَنَةٌ زائِدَةٌ وراءَ الظِّلْفِ أَوِ الرُّسْغِ. 2."رَجُلٌ زَمَعَةٌ" : مِن الأَتْباعِ وَمَنْ لا يُؤْبَهُ لَهُمْ. 3."زَمَعَةُ العُنْقودِ" : العُقْدَةُ في مَخْرَجِهِ. 4."زَمَعَةُ كَرْمِ العِنَبِ" : الطَّلْعَةُ في نَواحِيها. 5."أَرْضٌ زَمَعَةٌ" : مُنْخَفِضَةٌ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زَمَعٌ</text:p>
          </table:table-cell>
          <table:table-cell/>
          <table:table-cell office:value-type="string" calcext:value-type="string">
            <text:p>ز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زِماعٌ</text:p>
          </table:table-cell>
          <table:table-cell/>
          <table:table-cell office:value-type="string" calcext:value-type="string">
            <text:p>ز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أَزْماعٌ</text:p>
          </table:table-cell>
          <table:table-cell/>
          <table:table-cell office:value-type="string" calcext:value-type="string">
            <text:p>ز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زُمَّلٌ</text:p>
          </table:table-cell>
          <table:table-cell/>
          <table:table-cell office:value-type="string" calcext:value-type="string">
            <text:p>زم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مَّلٌ-زُمَّلٌ[ز م ل]. ن. زُمَلٌ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زُمَلٌ</text:p>
          </table:table-cell>
          <table:table-cell/>
          <table:table-cell office:value-type="string" calcext:value-type="string">
            <text:p>زم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مَلٌ-زُمَلٌ[ز م ل]. "وَلَدٌ زُمَلٌ" : جَبانٌ، ضَعيفٌ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زَمَمٌ</text:p>
          </table:table-cell>
          <table:table-cell/>
          <table:table-cell office:value-type="string" calcext:value-type="string">
            <text:p>زم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مَمٌ-زَمَمٌ[ز م م]. 1."أَمْرُ النَّاسِ زَمَمٌ" : أَي مُعْتَدِلٌ لَمْ يُجاوِزِ القَدْرَ. 2."دارِي زَمَمُ دارِهِ" : أَي قَريبَةٌ مِنْ دارِهِ. 3."وَجِهِي زَمَمُ النَّافِذَةِ" : أَي مُواجِهٌ لَها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زامِنٌ</text:p>
          </table:table-cell>
          <table:table-cell/>
          <table:table-cell office:value-type="string" calcext:value-type="string">
            <text:p>زم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امِنٌ-زامِنٌ[ز م ن]. "زَمَنٌ زامِنٌ" : شَديدٌ، صَعْبٌ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مِزْوَاجٌ</text:p>
          </table:table-cell>
          <table:table-cell/>
          <table:table-cell office:value-type="string" calcext:value-type="string">
            <text:p>زو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زْوَاجٌ-مِزْوَاجٌ [ز و ج]. "كَانَ وَالِدُهُ مِزْوَاجاً" : أَيْ يَتَزَوَّجُ مِنْ حِينٍ لآخَرَ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سَبْسَبٌ</text:p>
          </table:table-cell>
          <table:table-cell/>
          <table:table-cell office:value-type="string" calcext:value-type="string">
            <text:p>سبس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سَبَاسِب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بَلَدٌ سَبْسَبٌ": بَلَدٌ أرْضُهُ مُسْتَوِيَةٌ، وَتَعْنِي أيْضاً الأَرْضَ الَّتي لا مَاءَ فِيهَا.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سَبَاسِبُ</text:p>
          </table:table-cell>
          <table:table-cell table:style-name="ce1"/>
          <table:table-cell office:value-type="string" calcext:value-type="string">
            <text:p>سبس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مَسْبَعَةٌ</text:p>
          </table:table-cell>
          <table:table-cell/>
          <table:table-cell office:value-type="string" calcext:value-type="string">
            <text:p>سب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مَسَاب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رْضٌ مَسْبَعَةٌ" : كَثِيرَةُ السِّبَاعِ.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مَسَابِعُ</text:p>
          </table:table-cell>
          <table:table-cell table:style-name="ce1"/>
          <table:table-cell office:value-type="string" calcext:value-type="string">
            <text:p>سب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بُنِّيٌّ</text:p>
          </table:table-cell>
          <table:table-cell/>
          <table:table-cell office:value-type="string" calcext:value-type="string">
            <text:p>بن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‏ "يَلْبَسُ مِعْطَفاً بُنِّيَّ اللَّوْنِ" : لَ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مَحْشِيٌّ</text:p>
          </table:table-cell>
          <table:table-cell/>
          <table:table-cell office:value-type="string" calcext:value-type="string">
            <text:p>حش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حْشِيٌّ-مَحْشِيٌّ [ح ش و] (طخ). "أَكْلٌ مَحْشِيٌّ" : كُلُّ طَعَامٍ مِنْ خُضَرٍ يُحْشَى بِاللَّحْمِ أَوِ الأَرُزِّ وَمَا شَابَهَ ذَلِكَ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سُخَرَةٌ</text:p>
          </table:table-cell>
          <table:table-cell/>
          <table:table-cell office:value-type="string" calcext:value-type="string">
            <text:p>سخ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خَرَةٌ-سُخَرَةٌ [س خ ر]. "رَجُلٌ سُخَرَةٌ" : مَنْ يَسْخَرُ مِنَ النَّاسِ.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سُخْنٌ</text:p>
          </table:table-cell>
          <table:table-cell/>
          <table:table-cell office:value-type="string" calcext:value-type="string">
            <text:p>سخ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خْنٌ-سُخْنٌ [س خ ن]. "مَاءٌ سُخْنٌ" : حَارٌّ.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سَدَدٌ</text:p>
          </table:table-cell>
          <table:table-cell/>
          <table:table-cell office:value-type="string" calcext:value-type="string">
            <text:p>سد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دَدٌ - [س د د]. 1."لَهُ رَأْيٌ سَدَدٌ" : سَديدٌ، صَائِبٌ. 2."سَدَدُ خُلْقٍ" : سَدادُهُ اِسْتِقَامَتُهُ.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سَدِيٌ</text:p>
          </table:table-cell>
          <table:table-cell/>
          <table:table-cell office:value-type="string" calcext:value-type="string">
            <text:p>سد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دِيٌ-سَدِيٌ، ةٌ [س د ي]. "أَرْضٌ سَدِيَةٌ" : رَطْبَةٌ، نَدِيَةٌ. "مَكَانٌ سَدِيٌ"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سَرِيٌّ</text:p>
          </table:table-cell>
          <table:table-cell/>
          <table:table-cell office:value-type="string" calcext:value-type="string">
            <text:p>سر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سُراةٌ;سُرىً;سَراي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رَفْتُهُ سَرِيّاً" : صَاحِبَ مُرُوءةٍ فِي كَرَمٍ وَسَخَاءٍ أوْ فِي شَرَفِ. 2."رَجُلٌ سَرِيٌّ" : شَرِيفٌ سَخِيٌّ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سب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سُرىً</text:p>
          </table:table-cell>
          <table:table-cell/>
          <table:table-cell office:value-type="string" calcext:value-type="string">
            <text:p>سب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سَرايا</text:p>
          </table:table-cell>
          <table:table-cell/>
          <table:table-cell office:value-type="string" calcext:value-type="string">
            <text:p>سب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سَلْسَبِيلٌ</text:p>
          </table:table-cell>
          <table:table-cell/>
          <table:table-cell office:value-type="string" calcext:value-type="string">
            <text:p>سل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سَلاَسِيب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يَجْرِي مَاءٌ سَلْسَبِيلٌ فِي الغَدِيرِ" : مَاءٌ عَذْبٌ. 2.الإنسان آية 17 ويُسْقَوْنَ فِيهَا كأساً كَانَ مِزَاجُهَا زَنْجَبِيلاً، عَيْناً فِيهَا تُسَمَّى سَلْسَبِيلاً (قرآن) : تُسَمَّى سَلْسَبِيلاً لِمَائِهَا العَذْبِ الْمُسَاغِ وَهِيَ عَيْنٌ بِالجَنَّةِ.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سَلاَسِيبُ</text:p>
          </table:table-cell>
          <table:table-cell table:style-name="ce1"/>
          <table:table-cell office:value-type="string" calcext:value-type="string">
            <text:p>سل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سَلْسالٌ</text:p>
          </table:table-cell>
          <table:table-cell/>
          <table:table-cell office:value-type="string" calcext:value-type="string">
            <text:p>سلس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لْسالٌ-سَلْسالٌ [س ل س ل]. "شَرِبَ ماءً سَلْسالاً" : ماءً عَذْباً صافِياً. "وَأَنْسامُ الرَّبيعِ تَمُرُّ تَشْرُدُ في مائِها السَّلْسالِ". (بدر شاكر السياب)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سَلْطٌ</text:p>
          </table:table-cell>
          <table:table-cell/>
          <table:table-cell office:value-type="string" calcext:value-type="string">
            <text:p>سلط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لْطٌ-سَلْطٌ [س ل ط]. "هُوَ رَجُلٌ سَلْطُ اللِّسَانِ" : طَوِيلُ اللِّسَانِ، أيْ سَلِيطٌ، كَلِمَاتُهُ لاذِعَةٌ. "لِسَانٌ سَلْطٌ" : يَخْشَاهُ الأَقَارِبُ وَالأَبَاعِدُ.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سِلْقَةٌ</text:p>
          </table:table-cell>
          <table:table-cell/>
          <table:table-cell office:value-type="string" calcext:value-type="string">
            <text:p>سل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سِلَ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ِلْقَةٌ - ج: سِلَقٌ. [س ل ق]. 1."اِمْرَأةٌ سِلْقَةٌ" : طَوِيلَةُ اللِّسَانِ، فَاحِشَةٌ، سَلِيطَةٌ، سَلطَانَةٌ. 2."جَرَادةٌ سِلْقَةٌ" : إذَا ألْقَتْ بَيْضَهَا. 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سِلَقٌ</text:p>
          </table:table-cell>
          <table:table-cell table:style-name="ce1"/>
          <table:table-cell office:value-type="string" calcext:value-type="string">
            <text:p>سل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سَمْجٌ</text:p>
          </table:table-cell>
          <table:table-cell/>
          <table:table-cell office:value-type="string" calcext:value-type="string">
            <text:p>سم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سِمَا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وَجَدَ الطَّعَامَ سَمْجاً": أيْ خَبِيثَ الطَّعْمِ كَرِيهَ الرَّائِحَةِ. 2. "لَهُ مِزَاجٌ سَمْجٌ": سَيِّئٌ، قَبِيحٌ.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سِمَاجٌ</text:p>
          </table:table-cell>
          <table:table-cell table:style-name="ce1"/>
          <table:table-cell office:value-type="string" calcext:value-type="string">
            <text:p>سم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سَمِعَةٌ</text:p>
          </table:table-cell>
          <table:table-cell/>
          <table:table-cell office:value-type="string" calcext:value-type="string">
            <text:p>سم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ِعَةٌ-سَمِعَةٌ [س م ع]. "أُذُنٌ سَمِعَةٌ" : سَامِعَةٌ.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سَمِلٌ</text:p>
          </table:table-cell>
          <table:table-cell/>
          <table:table-cell office:value-type="string" calcext:value-type="string">
            <text:p>سم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ِلٌ-سَمِلٌ [س م ل]. "ثَوْبٌ سَمِلٌ" : بَالٍ، مُهْتَرِئٌ.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سَواسِيَةٌ</text:p>
          </table:table-cell>
          <table:table-cell/>
          <table:table-cell office:value-type="string" calcext:value-type="string">
            <text:p>سو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و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واسِيَةٌ-سَواسِيَةٌ [س و ي] (جمع سَواء على غَيْرِ قِياس). "هُمْ سَواسِيَةٌ" : إِذا اسْتَوَوْا في شَيْءٍ، في اللُّؤْمِ والشَّرِّ، أَوْ في شَيْءٍ عادِيٍّ. "النَّاسُ سَواسِيَةٌ كَأَسْنانِ الْمُشْطِ".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شَطُورٌ</text:p>
          </table:table-cell>
          <table:table-cell/>
          <table:table-cell office:value-type="string" calcext:value-type="string">
            <text:p>شط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طُورٌ-شَطُورٌ [ش ط ر]. "ثَوْبٌ شَطُورٌ" : أَحَدُ طَرَفَيْ عَرْضِهِ أَطْوَلُ مِنَ الآخَرِ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شَطُوفٌ</text:p>
          </table:table-cell>
          <table:table-cell/>
          <table:table-cell office:value-type="string" calcext:value-type="string">
            <text:p>شط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طُوفٌ-شَطُوفٌ [ش ط ف]. "نِيَّةٌ شَطُوفٌ" : بَعِيدَةٌ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شَعْشَاعٌ</text:p>
          </table:table-cell>
          <table:table-cell/>
          <table:table-cell office:value-type="string" calcext:value-type="string">
            <text:p>شعش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عْشَاعٌ - [ش ع ش ع]. 1."ضَوْءٌ شَعْشَاعٌ" <text:s/>: ضَوْءٌ مُتَفَرِّقٌ. 2."ظِلٌّ شَعْشَاعٌ" : فِيهِ فُرَجٌ لِلضَّوْءِ. 3."وَلَدٌ شَعْشَاعٌ": مُسْتَمْلَحٌ، خَفِيفُ الظِّلِّ وَالرُّوحِ.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شَعْشَعٌ</text:p>
          </table:table-cell>
          <table:table-cell/>
          <table:table-cell office:value-type="string" calcext:value-type="string">
            <text:p>شعش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عْشَعٌ-شَعْشَعٌ [ش ع ش ع]. 1."رَجُلٌ شَعْشَعٌ" : طَويلٌ. 2."وَلَدٌ شَعْشَعٌ"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شَافِعَةٌ</text:p>
          </table:table-cell>
          <table:table-cell/>
          <table:table-cell office:value-type="string" calcext:value-type="string">
            <text:p>شف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افِعَةٌ-شَافِعَةٌ [ش ف ع]. "عَيْنٌ شَافِعَةٌ" : عَيْن ترَى الشَّيْئَيْنِ لِضَعْفِ بَصَرِهَا.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شَمَقْمَقٌ</text:p>
          </table:table-cell>
          <table:table-cell/>
          <table:table-cell office:value-type="string" calcext:value-type="string">
            <text:p>شم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مَقْمَقٌ-شَمَقْمَقٌ، ةٌ [ش م ق]. "رَجُلٌ شَمَقْمَقٌ" : طَوِيلٌ جَسِيمٌ، أَوْ نَشِيطٌ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شَاهِبٌ</text:p>
          </table:table-cell>
          <table:table-cell/>
          <table:table-cell office:value-type="string" calcext:value-type="string">
            <text:p>شه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اهِبٌ-شَاهِبٌ، ةٌ [ش هـ ب]. "لَوْنُهُ شَاهِبٌ" : مَا كَانَ لَوْنُهُ الشُّهْبَةَ، أيِ البَيَاضَ الْمُخْتَلِطَ بِالسَّوَادِ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شَيِّقٌ</text:p>
          </table:table-cell>
          <table:table-cell/>
          <table:table-cell office:value-type="string" calcext:value-type="string">
            <text:p>شو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يِّقٌ-شَيِّقٌ [ش و ق]. 1."قَدَّمَتِ الفِرْقَةُ عَرْضاً شَيِّقاً": فَاتِناً، جَذَّاباً، مُمْتِعاً، شَائِقاً. "كَلاَمٌ شَيِّقٌ". 2."فُؤَادٌ شَيِّقٌ" : مُشْتَاقٌ. "شَيِّقٌ إِلَى لِقَاءِ الأَحْبَابِ"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مُشَوِّكٌ</text:p>
          </table:table-cell>
          <table:table-cell/>
          <table:table-cell office:value-type="string" calcext:value-type="string">
            <text:p>شوك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شَوِّكٌ-مُشَوِّكٌ [ش و ك]. "شَجَرٌ مُشَوِّكٌ" : شَجَرٌ كَثِيرُ الشَّوْكِ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شَوِيٌّ</text:p>
          </table:table-cell>
          <table:table-cell/>
          <table:table-cell office:value-type="string" calcext:value-type="string">
            <text:p>شو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وِيٌّ-شَوِيٌّ [ش و ي]. "لَحْمٌ شَوِيٌّ" : مَا شُوِيَ مِنْهُ.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مُشاعٌ</text:p>
          </table:table-cell>
          <table:table-cell/>
          <table:table-cell office:value-type="string" calcext:value-type="string">
            <text:p>شي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شاعٌ، مَشَاعٌ، ةٌ - [ش ي ع]. 1."خَبَرٌ مُشَاعٌ بَيْنَ النَّاسِ" : ذائِعٌ. 2."أَرَاضٍ مُشَاعَةٌ" : الأَرَاضِي الَّتِي يَشْتَرِكُ فِي اسْتِغْلاَلِهَا عَامَّةُ النَّاسِ. <text:s text:c="2"/>"مَشَاعُ القُرَى".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مَشِينٌ</text:p>
          </table:table-cell>
          <table:table-cell/>
          <table:table-cell office:value-type="string" calcext:value-type="string">
            <text:p>شي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شِينٌ-مَشِينٌ، ةٌ [ش ي ن]. "سُلُوكٌ مَشِينٌ" : مَعِيبٌ فَاضِحٌ.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صَحَاحٌ</text:p>
          </table:table-cell>
          <table:table-cell/>
          <table:table-cell office:value-type="string" calcext:value-type="string">
            <text:p>صح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حَاحٌ-صَحَاحٌ [ص ح ح]. 1."أَمْرٌ صَحَاحٌ" : صَحِيحٌ. 2."طَرِيقٌ صَحَاحٌ" : مَا اشْتَدَّ مِنْهُ.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مِصْدَاقٌ</text:p>
          </table:table-cell>
          <table:table-cell/>
          <table:table-cell office:value-type="string" calcext:value-type="string">
            <text:p>صد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صْدَاقٌ-مِصْدَاقٌ [ص د ق]. "أَقْوَالُهُ جَاءتْ مِصْدَاقاً لِسُلُوكِهِ": دَلِيلاً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صَرْدٌ</text:p>
          </table:table-cell>
          <table:table-cell/>
          <table:table-cell office:value-type="string" calcext:value-type="string">
            <text:p>صر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صُرُو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ذَهَبٌ صَرْدٌ" : خَالِصٌ. 2."نَبِيذٌ صَرْدٌ" : صَافٍ غَيْرُ مُخْتَلِطٍ بِشَيْءٍ. "حُبٌّ صَرْدٌ". 3."يَوْمٌ صَرْدٌ" : شَدِيدُ البَرْدِ.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صُرُودٌ</text:p>
          </table:table-cell>
          <table:table-cell table:style-name="ce1"/>
          <table:table-cell office:value-type="string" calcext:value-type="string">
            <text:p>صر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صَرَّةٌ</text:p>
          </table:table-cell>
          <table:table-cell/>
          <table:table-cell office:value-type="string" calcext:value-type="string">
            <text:p>صر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ِرَّةٌ-صِرَّةٌ [ص ر ر]. 1."رِيحٌ صِرَّةٌ" : شَدِيدَةُ الصَّوْتِ. 2."لَيْلٌ فِيهِ صِرَّةٌ" : بَرْدٌ شَدِيدٌ.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صِرْفٌ</text:p>
          </table:table-cell>
          <table:table-cell/>
          <table:table-cell office:value-type="string" calcext:value-type="string">
            <text:p>صر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ِرْفٌ-صِرْفٌ [ص ر ف]. "مَاءُ زَهْرٍ صِرْفٌ" : أَيْ خَالِصٌ غَيْرُ مَمْزُوجٍ بِشَيْءٍ آخَرَ.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مِصْقَعٌ</text:p>
          </table:table-cell>
          <table:table-cell/>
          <table:table-cell office:value-type="string" calcext:value-type="string">
            <text:p>صق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مَصَاق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ُحَدِّثٌ مِصْقَعٌ": بَلِيغٌ، ذُو فَصَاحَةٍ وَبَيَانٍ. 2."خَطِيبٌ مِصْقَعٌ" : عَالِي الصَّوْتِ.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مَصَاقِعُ</text:p>
          </table:table-cell>
          <table:table-cell table:style-name="ce1"/>
          <table:table-cell office:value-type="string" calcext:value-type="string">
            <text:p>صق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صَالِح</text:p>
          </table:table-cell>
          <table:table-cell/>
          <table:table-cell office:value-type="string" calcext:value-type="string">
            <text:p>صل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صَوَالِح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تَتْ مِنْهُ صَالِحَةٌ" : نِعْمَةٌ وَافِرَةٌ.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صَوَالِحُ</text:p>
          </table:table-cell>
          <table:table-cell/>
          <table:table-cell office:value-type="string" calcext:value-type="string">
            <text:p>صل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صِنْدِيدٌ</text:p>
          </table:table-cell>
          <table:table-cell/>
          <table:table-cell office:value-type="string" calcext:value-type="string">
            <text:p>صندي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صَنَادِي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صَنَادِيدُ. 1."رَجُلٌ صِنْدِيدٌ" : شُجَاعٌ، مِقْدَامٌ. 2."بَرْدٌ صِنْدِيدٌ" : شَدِيدٌ. "هَبَّ رِيحٌ صِنْدِيدٌ" "تَهَاطَلَ مَطَرٌ صِنْدِيدٌ". 3."يَوْمٌ حَامِي الصَّنَادِيدِ" : شَدِيدُ الْحَرِّ. 4."صَنَادِيدُ الْقَدَرِ" : مَصَائِبُهُ، دَوَاهِيهِ.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صَنَادِيدُ</text:p>
          </table:table-cell>
          <table:table-cell table:style-name="ce1"/>
          <table:table-cell office:value-type="string" calcext:value-type="string">
            <text:p>صندي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صُوصٌ</text:p>
          </table:table-cell>
          <table:table-cell/>
          <table:table-cell office:value-type="string" calcext:value-type="string">
            <text:p>صوص</text:p>
          </table:table-cell>
          <table:table-cell table:number-columns-repeated="15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إِنَّهُ رَجُلٌ صُوصٌ" : بَخِيلٌ مُنْفَرِدٌ بِطَعَامِهِ وَلاَ يَدْعُو أَحَداً لِلأَكْلِ مَعَهُ.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مُضِبٌّ</text:p>
          </table:table-cell>
          <table:table-cell/>
          <table:table-cell office:value-type="string" calcext:value-type="string">
            <text:p>ضب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ضِبٌّ-مُضِبٌّ، ةٌ [ض ب ب]. "يَوْمٌ مُضِبٌّ" : يَوْمٌ فِيهِ ضَبَابٌ.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ضُحَكَةٌ</text:p>
          </table:table-cell>
          <table:table-cell/>
          <table:table-cell office:value-type="string" calcext:value-type="string">
            <text:p>ضحك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ُحَكَةٌ-ضُحَكَةٌ [ض ح ك]. "رَجُلٌ ضُحَكَةٌ" : كَثِيرُ الضَّحِكِ.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ضَيْغَمٌ</text:p>
          </table:table-cell>
          <table:table-cell/>
          <table:table-cell office:value-type="string" calcext:value-type="string">
            <text:p>ضغ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ضَيَاغِم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ضَيْغَمٌ" : مَنْ يَعَضُّ، العَضَّاضُ. 2."الضَّيْغَمُ فِي عَرِينِهِ" : الأَسَدُ وَاسِعُ الشِّدْقِ.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ضَيَاغِمُ</text:p>
          </table:table-cell>
          <table:table-cell table:style-name="ce1"/>
          <table:table-cell office:value-type="string" calcext:value-type="string">
            <text:p>ضغ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مَضَلَّةٌ</text:p>
          </table:table-cell>
          <table:table-cell/>
          <table:table-cell office:value-type="string" calcext:value-type="string">
            <text:p>ضل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ضَلَّةٌ-مَضَلَّةٌ [ض ل ل]. "أَرْضٌ مَضَلَّةٌ" : يُضَلُّ فِيهَا عَنِ الطَّرِيقِ.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طَبِيبٌ</text:p>
          </table:table-cell>
          <table:table-cell/>
          <table:table-cell office:value-type="string" calcext:value-type="string">
            <text:p>طب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طِبّ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طَبِيبٌ مَاهِرٌ" : مُعَالِجُ الأَمْرَاضِ بِالطِّبِّ، مَنْ حِرْفَتُهُ الطِّبُّ. 2."طَبِيبٌ اِخْتِصَاصِيٌّ" : مُخْتَصٌّ فِي طِبٍّ مُعَيَّنٍ. "طَبِيبُ الطِّبِّ العَامِّ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أَطِبَّاءُ</text:p>
          </table:table-cell>
          <table:table-cell table:style-name="ce1"/>
          <table:table-cell office:value-type="string" calcext:value-type="string">
            <text:p>طب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طَرْطُورٌ</text:p>
          </table:table-cell>
          <table:table-cell/>
          <table:table-cell office:value-type="string" calcext:value-type="string">
            <text:p>طرط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رْطُورٌ-طَرْطُورٌ [ط ر ط ر]. "رَجُلٌ طَرْطُورٌ" : تَافِهٌ ، ضَعِيفٌ، مَنْ لاَ قِيمَةَ لَهُ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طِرْفٌ</text:p>
          </table:table-cell>
          <table:table-cell/>
          <table:table-cell office:value-type="string" calcext:value-type="string">
            <text:p>طر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ِرْفٌ-طِرْفٌ، ةٌ [ط ر ف]. "رَجُلٌ طِرْفٌ" : كَرِيمٌ، أَصِيلٌ. "فَرَسٌ طِرْفَةٌ".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مُطْرَفٌ</text:p>
          </table:table-cell>
          <table:table-cell/>
          <table:table-cell office:value-type="string" calcext:value-type="string">
            <text:p>طر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طْرِفٌ-مُطْرِفٌ [ط ر ف] (فَا. مِن أَطْرَفَ). "مَالٌ مُطْرِفٌ": حَدِيثٌ مُسْتَحْدَثٌ.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طَرِيٌّ</text:p>
          </table:table-cell>
          <table:table-cell/>
          <table:table-cell office:value-type="string" calcext:value-type="string">
            <text:p>طر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طِرَ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غُصْنٌ طَرِيٌّ" : لَيِّنٌ. 2."لَحْمٌ طَرِيٌّ" : غَضٌّ.النحل آية 14 وَهُوَ الَّذِي سَخَّرَ البَحْرَ لِتَأكُلُوا مِنْهُ لَحْماً طَرِيّاً (قرآن).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طِرَاءٌ</text:p>
          </table:table-cell>
          <table:table-cell table:style-name="ce1"/>
          <table:table-cell office:value-type="string" calcext:value-type="string">
            <text:p>طر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طَازَجٌ</text:p>
          </table:table-cell>
          <table:table-cell/>
          <table:table-cell office:value-type="string" calcext:value-type="string">
            <text:p>طز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زَجٌ-طَازَجٌ، ةٌ [ط ز ج]. "خُبْزٌ طَازَجٌ" : طَرِيٌّ. "فَاكِهَةٌ طَازَجَةٌ" "خُضَارٌ طَازَجٌ"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طِلْسٌ</text:p>
          </table:table-cell>
          <table:table-cell/>
          <table:table-cell office:value-type="string" calcext:value-type="string">
            <text:p>طل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طْلاَسٌ;طُلُو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ذِئْبٌ طِلْسٌ" : لَوْنُهُ بِهِ غَبْرَةٌ إِلَى سَوَادٍ. 2."ثَوْبٌ طِلْسٌ" : وَسِخٌ. 3."صَارَ الكِتَابُ طِلْساً" : كِتَابَتُهُ مَمْحُوَّةٌ. 4."جِلْدُ فَخِذِ البَعِيرِ طِلْسٌ" : إِذَا تَسَاقَطَ شَعْرُهُ.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أَطْلاَسٌ</text:p>
          </table:table-cell>
          <table:table-cell table:style-name="ce1"/>
          <table:table-cell office:value-type="string" calcext:value-type="string">
            <text:p>طل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طُلُوسٌ</text:p>
          </table:table-cell>
          <table:table-cell/>
          <table:table-cell office:value-type="string" calcext:value-type="string">
            <text:p>طل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طَلْقٌ</text:p>
          </table:table-cell>
          <table:table-cell/>
          <table:table-cell office:value-type="string" calcext:value-type="string">
            <text:p>طل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ِلْقٌ-طِلْقٌ [ط ل ق]. 1."رَجُلٌ طِلْقٌ" : غَيْرُ مُقَيَّدٍ، مُطْلَقٌ، أَيْ مُتَمَكِّنٌ مِنْ جَمِيعِ التَّصَرُّفَاتِ. 2."اِفْعَلْ ذَلِكَ فَهُوْ طِلْقٌ لَكَ" : حَلاَلٌ. 3."أَنْتَ طِلْقٌ مِنْهُ" : بَرِيءٌ. 4."طِلْقُ اللِّسَانِ" : فَصِيحٌ. 5."طِلْقُ الوَجْهِ" : بَشُوشٌ، ضَاحِكٌ.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طُلُقٌ</text:p>
          </table:table-cell>
          <table:table-cell/>
          <table:table-cell office:value-type="string" calcext:value-type="string">
            <text:p>طل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لِقٌ-طَلِقٌ [ط ل ق] (صِيغَةُ فَعِل). 1."لِسَانُهُ طَلِقٌ" : فَصِيحُ اللِّسَانِ. 2."طَلِقُ الوَجْهِ" : ضَاحِكُهُ.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طِلْقٌ</text:p>
          </table:table-cell>
          <table:table-cell/>
          <table:table-cell office:value-type="string" calcext:value-type="string">
            <text:p>طل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لْقٌ-طَلْقٌ [ط ل ق]. 1."طَلْقُ الْمُحَيَّا" : بَشُوشٌ، ضَاحِكٌ. "طَلْقُ الوَجْهِ". 2."رَجُلٌ طَلْقُ اليَدَيْنِ" : كَرِيمٌ، سَخِيٌّ. 3."خَطِيبٌ طَلْقُ اللِّسَانِ" : فَصِيحٌ. 4."يَوْمٌ طَلْقٌ" : يَوْمٌ مُعْتَدِلٌ. 5."خَرَجَ إِلَى الْهَوَاءِ الطَّلْقِ" : الْخَلاَءُ. 6."طَلْقُ الوِلاَدَةِ " : وَجَعُهَا.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طَامِثٌ</text:p>
          </table:table-cell>
          <table:table-cell/>
          <table:table-cell office:value-type="string" calcext:value-type="string">
            <text:p>طمث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مِثٌ-طَامِثٌ [ط م ث]. "اِمْرَأَةٌ طَامِثٌ" : حَائِضٌ.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طَافٌ</text:p>
          </table:table-cell>
          <table:table-cell/>
          <table:table-cell office:value-type="string" calcext:value-type="string">
            <text:p>طو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فٌ-طَافٌ [ط و ف]. "رَجُلٌ طَافٌ" : كَثِيرُ الطَّوَافِ.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طُوَالٌ</text:p>
          </table:table-cell>
          <table:table-cell/>
          <table:table-cell office:value-type="string" calcext:value-type="string">
            <text:p>طو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ُوَالٌ-طُوَالٌ [ط و ل]. "رَجُلٌ طُوَالٌ" : طَويلٌ. "حَبْلٌ طُوَالٌ".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طَانٌّ</text:p>
          </table:table-cell>
          <table:table-cell/>
          <table:table-cell office:value-type="string" calcext:value-type="string">
            <text:p>طي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نٌّ-طَانٌّ [ط ي ن]. "مَكَانٌ طَانٌّ" : كَثِيرُ الطِّينِ.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ظِلِّيمٌ</text:p>
          </table:table-cell>
          <table:table-cell/>
          <table:table-cell office:value-type="string" calcext:value-type="string">
            <text:p>ظل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ظِلِّيمٌ-ظِلِّيمٌ [ظ ل م]. "رَجُلٌ ظِلِّيمٌ" : كَثيرُ الظُّلْمِ.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ظَليمٌ</text:p>
          </table:table-cell>
          <table:table-cell/>
          <table:table-cell office:value-type="string" calcext:value-type="string">
            <text:p>ظلي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ظُلْما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ظُلْمانٌ. 1."وَلَدٌ ظَليمٌ" : مَظْلومٌ. 2. : ذَكَرُ النَّعامِ. ن. نَعامَةٌ.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ظُلْمانٌ</text:p>
          </table:table-cell>
          <table:table-cell table:style-name="ce1"/>
          <table:table-cell office:value-type="string" calcext:value-type="string">
            <text:p>ظلي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عارِيَّةٌ</text:p>
          </table:table-cell>
          <table:table-cell/>
          <table:table-cell office:value-type="string" calcext:value-type="string">
            <text:p>عارية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عَوَارِيّ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عَوَارِيُّ. ن. عَارِيَةٌ.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عَوَارِيُّ</text:p>
          </table:table-cell>
          <table:table-cell table:style-name="ce1"/>
          <table:table-cell office:value-type="string" calcext:value-type="string">
            <text:p>عارية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يَعْبُوبٌ</text:p>
          </table:table-cell>
          <table:table-cell/>
          <table:table-cell office:value-type="string" calcext:value-type="string">
            <text:p>عب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يَعَابِيب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عْبُوبٌ - ج: يَعَابِيبُ. [ع ب ب]. 1."نَهْرٌ يَعْبُوبٌ" : شَدِيدُ الْجَرْيِ. 2."جَدْوَلٌ يَعْبُوبٌ" : كَثِيرُ الْمَاءِ. 3."أَمْطَرَ الْيَعْبُوبُ" : السَّحَابُ. 4."فَرَسٌ يَعْبُوبٌ" : طَوِيلٌ وَسَرِيعُ الْعَدْوِ. 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يَعَابِيبُ</text:p>
          </table:table-cell>
          <table:table-cell table:style-name="ce1"/>
          <table:table-cell office:value-type="string" calcext:value-type="string">
            <text:p>عب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عِبْرٌ</text:p>
          </table:table-cell>
          <table:table-cell/>
          <table:table-cell office:value-type="string" calcext:value-type="string">
            <text:p>عب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بْرٌ - [ع ب ر]. 1."عِبْرُ نَهْرٍ" : شَاطِئُهُ، نَاحِيَتُهُ. 2."مَجْلِسٌ عِبْرٌ" : كَثِيرُ الأَهْلِ. 3."جِمَالٌ عِبْرُ الأَسْفَارِ" : قَوِيَّةٌ عَلَى السَّيْرِ. 4."بَنَاتُ عِبْرٍ" : الْكَذِبُ، الْبَاطِلُ. 5."أَبُو بَنَاتِ عِبْرٍ" : الْكَذَّابُ.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عَبَّاسٌ</text:p>
          </table:table-cell>
          <table:table-cell/>
          <table:table-cell office:value-type="string" calcext:value-type="string">
            <text:p>عب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بَّاسٌ-عَبَّاسٌ [ع ب س]. 1."رَجُلٌ عَبَّاسٌ" : مُقَطِّبٌ، عَبُوسٌ، شَرِسٌ، مُتَجَهِّمٌ. 2."كَشَّرَ العَبَّاسُ عَنْ أَنْيَابِهِ" : الأَسَدُ. 3.: اِسْمُ عَلَمٍ لِلْذُّكُورِ. "عَبَّاسُ، عَبَّاسٌ إِذَا حَضَرَ الوَغَى".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عِتْبٌ</text:p>
          </table:table-cell>
          <table:table-cell/>
          <table:table-cell office:value-type="string" calcext:value-type="string">
            <text:p>عت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تْبٌ-عِتْبٌ [ع ت ب]. "رَجُلٌ عِتْبٌ" : كَثِيرُ الْعِتَابِ.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عَتَدٌ</text:p>
          </table:table-cell>
          <table:table-cell/>
          <table:table-cell office:value-type="string" calcext:value-type="string">
            <text:p>عت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تَدٌ-عَتَدٌ (مذ، مُؤ) [ع ت د]. "فَرَسٌ عَتَدٌ" : شَدِيدٌ، تَامُّ الخَلْقِ، أَوْ مُعَدٌّ لِلْجَرْيِ.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عَتِيٌّ</text:p>
          </table:table-cell>
          <table:table-cell/>
          <table:table-cell office:value-type="string" calcext:value-type="string">
            <text:p>عت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عْت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عَتِيٌّ فِي مَسْلَكِهِ" : مُتَكَبِّرٌ، عَاتٍ.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أَعْتَاءٌ</text:p>
          </table:table-cell>
          <table:table-cell table:style-name="ce1"/>
          <table:table-cell office:value-type="string" calcext:value-type="string">
            <text:p>عت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عِتِيٌّ</text:p>
          </table:table-cell>
          <table:table-cell/>
          <table:table-cell office:value-type="string" calcext:value-type="string">
            <text:p>عت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عْت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بَلَغَ مِنَ العُمْرِ عِتِيّاً" : تَقَدَّمَ كَثِيراً فِي السِّنِّ. مريم آية 8 وَقَدْ بَلَغْتُ مِنَ الكِبَرِ عِتِيّا (قرآن).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أَعْتَاءٌ</text:p>
          </table:table-cell>
          <table:table-cell table:style-name="ce1"/>
          <table:table-cell office:value-type="string" calcext:value-type="string">
            <text:p>عت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عَجَاجٌ</text:p>
          </table:table-cell>
          <table:table-cell/>
          <table:table-cell office:value-type="string" calcext:value-type="string">
            <text:p>عج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جَاجٌ-عَجَاجٌ [ع ج ج]. "هَبَّ عَجَاجٌ عَلَى الْمَدِينَةِ" : غُبَارٌ. " تَتَكَوَّنُ مَوْجَاتُ عَجَاجٍ تَقْذِفُهَا الرِّيحُ". (حنا مينه).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عِذَابٌ</text:p>
          </table:table-cell>
          <table:table-cell/>
          <table:table-cell office:value-type="string" calcext:value-type="string">
            <text:p>عذ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ذْب</text:p>
          </table:table-cell>
          <table:table-cell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طْعِمَةٌ عِذَابٌ" : سَائِغَةٌ طَعْمُهَا لَذِيذٌ. "أَمَانٍ عِذَابٌ".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عِرَابٌ</text:p>
          </table:table-cell>
          <table:table-cell/>
          <table:table-cell office:value-type="string" calcext:value-type="string">
            <text:p>ع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رَابٌ-عِرَابٌ [ع ر ب]. "خَيْلٌ عِرَابٌ" : كَرَائِمُ، سَالِمَةٌ مِنَ الْهُجْنَةِ.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عَرِبٌ</text:p>
          </table:table-cell>
          <table:table-cell/>
          <table:table-cell office:value-type="string" calcext:value-type="string">
            <text:p>عر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رِبٌ-عَرِبٌ [ع ر ب]. 1."مَاءٌ عَرِبٌ" : صَافٍ. 2."رَجُلٌ عَرِبٌ" : فَصِيحٌ.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عَرَمْرَمٌ</text:p>
          </table:table-cell>
          <table:table-cell/>
          <table:table-cell office:value-type="string" calcext:value-type="string">
            <text:p>عر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رَمْرَمٌ-عَرَمْرَمٌ [ع ر م]. 1."وَاجَهَ جَيْشاً عَرَمْرَماً" : كَثِيراً. 2."صَبَّ مَطَرٌ عَرَمْرَمٌ" : شَدِيدٌ.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عَزَبٌ</text:p>
          </table:table-cell>
          <table:table-cell/>
          <table:table-cell office:value-type="string" calcext:value-type="string">
            <text:p>عز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عُزَّابٌ;أَعْزَا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: عُزَّابٌ، أَعْزَابٌ. "رَجُلٌ عَزَبٌ" : لاَ زَوْجَ لَهُ. "اِمْرَأَةٌ عَزَبَةٌ".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عُزَّابٌ</text:p>
          </table:table-cell>
          <table:table-cell table:style-name="ce1"/>
          <table:table-cell office:value-type="string" calcext:value-type="string">
            <text:p>عز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أَعْزَابٌ</text:p>
          </table:table-cell>
          <table:table-cell/>
          <table:table-cell office:value-type="string" calcext:value-type="string">
            <text:p>عز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عَصِيدٌ</text:p>
          </table:table-cell>
          <table:table-cell/>
          <table:table-cell office:value-type="string" calcext:value-type="string">
            <text:p>عص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صِيدٌ-عَصِيدٌ [ع ص د]. "رَجُلٌ عَصِيدٌ" : مَعْقُودٌ.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مُعْصِرٌ</text:p>
          </table:table-cell>
          <table:table-cell/>
          <table:table-cell office:value-type="string" calcext:value-type="string">
            <text:p>عص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مَعَاصِرُ;مَعَاصِي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فَتَاةٌ مُعْصِرٌ": أَدْرَكَتْ سِنَّ الشَّبَابِ.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مَعَاصِرُ</text:p>
          </table:table-cell>
          <table:table-cell/>
          <table:table-cell office:value-type="string" calcext:value-type="string">
            <text:p>عص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مَعَاصِيرُ</text:p>
          </table:table-cell>
          <table:table-cell/>
          <table:table-cell office:value-type="string" calcext:value-type="string">
            <text:p>عص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عِضَاضٌ</text:p>
          </table:table-cell>
          <table:table-cell/>
          <table:table-cell office:value-type="string" calcext:value-type="string">
            <text:p>عضض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ضَاضٌ-عِضَاضٌ [ع ض ض ]. "رَجُلٌ عِضَاضٌ" : صَبُورٌ عَلَى الشٍّدَّةِ.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عِضَاةٌ</text:p>
          </table:table-cell>
          <table:table-cell/>
          <table:table-cell office:value-type="string" calcext:value-type="string">
            <text:p>عضه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ضَاةٌ-عِضَاةٌ [ع ض هـ]. : كُلُّ شَجَرٍ عَظِيمٍ لَهُ شَوْكٌ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عَظِيم</text:p>
          </table:table-cell>
          <table:table-cell/>
          <table:table-cell office:value-type="string" calcext:value-type="string">
            <text:p>عظ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عَظَائِم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ُمَّةٌ عَظِيمَةٌ يَشْهَدُ تَارِيخُهَا الْمَجِيدُ بِذَلِكَ" : كَبِيرَةٌ، قَوِيَّةٌ، لَهَا مَهَابَتُهَا وَجَلاَلُهَا. 2."إِنَّهَا فَرْحَةٌ عَظِيمَةٌ" : مُنَاسَبَةٌ كُبْرَى، فَخْمَةٌ. 3."عَظَائِمُ الأُمُورِ" : مَصَائِبُهَا، كَوَارِثُهَا.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عَظَائِمُ</text:p>
          </table:table-cell>
          <table:table-cell table:style-name="ce1"/>
          <table:table-cell office:value-type="string" calcext:value-type="string">
            <text:p>عظ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عِفْرٌ</text:p>
          </table:table-cell>
          <table:table-cell/>
          <table:table-cell office:value-type="string" calcext:value-type="string">
            <text:p>عف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عْفَ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: ذَكَرُ الْخَنَازِيرِ. 2."رَجُلٌ عِفْرٌ" : خَبِيثٌ. 3."أَسَدٌ عِفْرٌ" : جِرِّيءٌ، شَدِيدٌ.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أَعْفَارٌ</text:p>
          </table:table-cell>
          <table:table-cell table:style-name="ce1"/>
          <table:table-cell office:value-type="string" calcext:value-type="string">
            <text:p>عف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عَفُوٌّ</text:p>
          </table:table-cell>
          <table:table-cell/>
          <table:table-cell office:value-type="string" calcext:value-type="string">
            <text:p>عف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فُوٌّ-عَفُوٌّ [ع ف و]. "حَاكِمٌ عَفُوٌّ" : كَثِيرُ العَفْوِ. النساء آية 99 وَكَانَ اللهُ عَفُوّاً غَفُوراً (قرآن)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عَاقِرٌ</text:p>
          </table:table-cell>
          <table:table-cell/>
          <table:table-cell office:value-type="string" calcext:value-type="string">
            <text:p>عقر</text:p>
          </table:table-cell>
          <table:table-cell table:number-columns-repeated="5"/>
          <table:table-cell table:number-columns-repeated="2" office:value-type="string" calcext:value-type="string">
            <text:p>عاقر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عَوَاقِرُ;عُقَّ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عَاقِرٌ" : لاَ تَلِدُ. 2."رَجُلٌ عَاقِرٌ" : لاَ يُولَدُ لَهُ وَلَدٌ.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عَوَاقِرُ</text:p>
          </table:table-cell>
          <table:table-cell table:style-name="ce1"/>
          <table:table-cell office:value-type="string" calcext:value-type="string">
            <text:p>ع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عُقَّرٌ</text:p>
          </table:table-cell>
          <table:table-cell/>
          <table:table-cell office:value-type="string" calcext:value-type="string">
            <text:p>ع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عُقْرَةٌ</text:p>
          </table:table-cell>
          <table:table-cell/>
          <table:table-cell office:value-type="string" calcext:value-type="string">
            <text:p>عق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قَرَةٌ-عُقَرَةٌ [ع ق ر]. 1."اِمْرَأَةٌ عُقَرَةٌ" : فِي رَحِمِهَا دَاءٌ يَمْنَعُهَا مِنَ الْحَبَلِ. 2."عُقَرَةُ العِلْمِ النِّسْيَانُ" : عَثْرَةُ، آفَةُ العِلْمِ..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عُقَاقٌ</text:p>
          </table:table-cell>
          <table:table-cell/>
          <table:table-cell office:value-type="string" calcext:value-type="string">
            <text:p>عق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قَاقٌ-عُقَاقٌ [ع ق ق]. "مَاءٌ عُقَاقٌ" : مُرٌّ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عَقِيفَةٌ</text:p>
          </table:table-cell>
          <table:table-cell/>
          <table:table-cell office:value-type="string" calcext:value-type="string">
            <text:p>عق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عَقَائِف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شَوْكَةٌ عَقِيفَةٌ" : مَلْوِيَّةٌ كَالصِّنَّارَةِ.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عقق</text:p>
          </table:table-cell>
          <table:table-cell table:number-columns-repeated="23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عَقَامٌ</text:p>
          </table:table-cell>
          <table:table-cell/>
          <table:table-cell office:value-type="string" calcext:value-type="string">
            <text:p>عق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قَامٌ-عَقَامٌ [ع ق م]. 1."يَوْمٌ عَقَامٌ" : شَدِيدٌ، عُقَامٌ. 2."رَجُلٌ عَقَامٌ" : لاَ يُولَدُ لَهُ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عُقَامٌ</text:p>
          </table:table-cell>
          <table:table-cell/>
          <table:table-cell office:value-type="string" calcext:value-type="string">
            <text:p>عق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قَامٌ-عُقَامٌ [ع ق م]. 1."حَرْبٌ عُقَامٌ" : شَدِيدَةٌ. 2."يَوْمٌ عُقَامٌ" : شَدِيدٌ. 3."دَاءٌ عُقَامٌ" : دَاءٌ عُضَالٌ، لاَ يُبْرَأُ مِنْهُ، لاَ يُرْجَى مِنْهُ شِفَاءٌ.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عُلْوٌ</text:p>
          </table:table-cell>
          <table:table-cell/>
          <table:table-cell office:value-type="string" calcext:value-type="string">
            <text:p>عل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لْوٌ-عَلْوٌ [ع ل و]. "أَخَذَهُ عَلْواً" : قَهْراً وَعَنْوَةً وَتَعَسُّفاً.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عِلْيٌ</text:p>
          </table:table-cell>
          <table:table-cell/>
          <table:table-cell office:value-type="string" calcext:value-type="string">
            <text:p>علي</text:p>
          </table:table-cell>
          <table:table-cell table:number-columns-repeated="15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هُمْ مِنْ عِلْيِ الْقَوْمِ" : عُلِّيَّة، أَيْ مِنْ خِيَارِهِمْ وَأَشْرَافِهِمْ.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عُمْيٌ</text:p>
          </table:table-cell>
          <table:table-cell/>
          <table:table-cell office:value-type="string" calcext:value-type="string">
            <text:p>عم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هُمْ عُمْيٌ" : فَاقِدُو الْبَصَرِ.البقرة آية 18صُمٌّ بُكْمٌ عُمْيٌ فَهُمْ لاَ يَرْجِعُونَ (قرآن).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عَنِيٌّ</text:p>
          </table:table-cell>
          <table:table-cell/>
          <table:table-cell office:value-type="string" calcext:value-type="string">
            <text:p>عن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نِيٌّ-عَنِيٌّ [ع ن ي]. "عَنِيٌّ بِاْلأَمْرِ" : مُهْتَمٌّ بِهِ .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مُعَادٌ</text:p>
          </table:table-cell>
          <table:table-cell/>
          <table:table-cell office:value-type="string" calcext:value-type="string">
            <text:p>عو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عَادٌ-مُعَادٌ [ع و د]. "كَلاَمٌ مُعَادٌ" : مُكَرَّرٌ.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مُعْوِرٌ</text:p>
          </table:table-cell>
          <table:table-cell/>
          <table:table-cell office:value-type="string" calcext:value-type="string">
            <text:p>عو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عْوِرٌ-مُعْوِرٌ، ةٌ [ع و ر]. 1."رَجُلٌ مُعْوِرٌ" : سَيِّءُ الأَخْلاَقِ، قَبِيحُ الأَعْمَالِ. 2."غَابَةٌ مُعْوِرَةٌ" : مَخُوفَةٌ.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مِعْوَزٌ</text:p>
          </table:table-cell>
          <table:table-cell/>
          <table:table-cell office:value-type="string" calcext:value-type="string">
            <text:p>عو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مَعَاوِزُ;مَعَاوِز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ثَوْبٌ مِعْوَزٌ": بَالٍ، مُهْتَرِئٌ، مُسْتَعْمَلٌ.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مَعَاوِزُ</text:p>
          </table:table-cell>
          <table:table-cell table:style-name="ce1"/>
          <table:table-cell office:value-type="string" calcext:value-type="string">
            <text:p>عو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مَعَاوِزَةٌ</text:p>
          </table:table-cell>
          <table:table-cell/>
          <table:table-cell office:value-type="string" calcext:value-type="string">
            <text:p>عو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مَعِينٌ</text:p>
          </table:table-cell>
          <table:table-cell/>
          <table:table-cell office:value-type="string" calcext:value-type="string">
            <text:p>عي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ِينٌ-مَعِينٌ [ع ي ن]. "مَاءٌ مَعِينٌ" : جَارٍ عَلَى وَجْهِ الأَرْضِ مُتَدَفِّقاً. الملك آية 30 قُلْ أَرَأَيْتُمْ إِنْ أَصْبَحَ مَاؤُكُمْ غَوْرًا فَمَنْ يَأْتِيكُمْ بِمَاءٍ مَعِين (قرآن).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مُغَبِّرَةٌ</text:p>
          </table:table-cell>
          <table:table-cell/>
          <table:table-cell office:value-type="string" calcext:value-type="string">
            <text:p>غب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غَبِّرَةٌ-مُغَبِّرَةٌ [غ ب ر]. "نَاسِكُونَ مُغَبِّرَةٌ" : أَيِ الَّذِينَ يُغَبِّرُونَ بِذِكْرِ اللهِ، أَيْ يُرَدِّدُونَ اسْمَ اللهِ فِي كُلِّ آنٍ.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غِرٌّ</text:p>
          </table:table-cell>
          <table:table-cell/>
          <table:table-cell office:value-type="string" calcext:value-type="string">
            <text:p>غر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غْرَا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ما يَزَالُ غِرّاً" : شَابّاً لاَ خِبْرَةَ لَهُ وَلاَ تَجْرِبَةَ.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أَغْرَارٌ</text:p>
          </table:table-cell>
          <table:table-cell table:style-name="ce1"/>
          <table:table-cell office:value-type="string" calcext:value-type="string">
            <text:p>غ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غِطْرِسٌ</text:p>
          </table:table-cell>
          <table:table-cell/>
          <table:table-cell office:value-type="string" calcext:value-type="string">
            <text:p>غطر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غَطَارِس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وَلَدٌ غِطْرِسٌ" : مُتَكَبِّرٌ،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غَطَارِسُ</text:p>
          </table:table-cell>
          <table:table-cell table:style-name="ce1"/>
          <table:table-cell office:value-type="string" calcext:value-type="string">
            <text:p>غطر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غِطْرِيسٌ</text:p>
          </table:table-cell>
          <table:table-cell/>
          <table:table-cell office:value-type="string" calcext:value-type="string">
            <text:p>غطر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غَطَارِيس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ن. غِطْرِسٌ.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غَطَارِيسُ</text:p>
          </table:table-cell>
          <table:table-cell table:style-name="ce1"/>
          <table:table-cell office:value-type="string" calcext:value-type="string">
            <text:p>غطر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غُطْرُوفٌ</text:p>
          </table:table-cell>
          <table:table-cell/>
          <table:table-cell office:value-type="string" calcext:value-type="string">
            <text:p>غطر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ُطْرُوفٌ - [غ ط ر ف]. "شَابٌّ غُطْرُوفٌ" : حَسَنٌ، ظَرِيفٌ.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غِطْرِيفٌ</text:p>
          </table:table-cell>
          <table:table-cell/>
          <table:table-cell office:value-type="string" calcext:value-type="string">
            <text:p>غطر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غَطَارِيفُ;غَطَارِف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غِطْرِيفٌ" : كَرِيمٌ، سَخِيٌّ.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غَطَارِيفُ</text:p>
          </table:table-cell>
          <table:table-cell/>
          <table:table-cell office:value-type="string" calcext:value-type="string">
            <text:p>غط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غَطَارِفَةٌ</text:p>
          </table:table-cell>
          <table:table-cell/>
          <table:table-cell office:value-type="string" calcext:value-type="string">
            <text:p>غط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غُفْلٌ</text:p>
          </table:table-cell>
          <table:table-cell/>
          <table:table-cell office:value-type="string" calcext:value-type="string">
            <text:p>غف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غْفَا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رَفُوهُ غُفْلاً" : إِنْسَاناً لاَ يُرْجَى خَيْرُهُ وَلاَ يُخْشَى شَرُّهُ. 2."رَجُلٌ غُفْلٌ" : لَمْ يُخَبِّرِ الأُمُورَ. 3."شِعْرٌ غُفْلٌ" : قَائِ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أَغْفَالٌ</text:p>
          </table:table-cell>
          <table:table-cell table:style-name="ce1"/>
          <table:table-cell office:value-type="string" calcext:value-type="string">
            <text:p>غف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غَلِيٌّ</text:p>
          </table:table-cell>
          <table:table-cell/>
          <table:table-cell office:value-type="string" calcext:value-type="string">
            <text:p>غل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لِيٌّ-غَلِيٌّ [غ ل و]. "سِعْرٌ غَلِيٌّ" : مُرْتَفِعٌ.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غُمْرٌ</text:p>
          </table:table-cell>
          <table:table-cell/>
          <table:table-cell office:value-type="string" calcext:value-type="string">
            <text:p>غم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غْمَ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فَتـىً غُمْرٌ" : غِرٌّ، لَمْ يُجَرِّبِ الأُمُورَ. 2. : زَعْفَرَانٌ.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أَغْمَارٌ</text:p>
          </table:table-cell>
          <table:table-cell table:style-name="ce1"/>
          <table:table-cell office:value-type="string" calcext:value-type="string">
            <text:p>غم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غُنْدُرٌ</text:p>
          </table:table-cell>
          <table:table-cell/>
          <table:table-cell office:value-type="string" calcext:value-type="string">
            <text:p>غند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ُنْدُرٌ - [غ ن د ر]. "شَابٌّ غُنْدُرٌ" : حَسَنُ الشَّبَابِ، نَاعِمٌ.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غُنْدُورٌ</text:p>
          </table:table-cell>
          <table:table-cell/>
          <table:table-cell office:value-type="string" calcext:value-type="string">
            <text:p>غند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ُنْدُورٌ - [غ ن د ر]. "شَابٌّ غُنْدُورٌ" : حَسَنُ الشَّبَابِ، <text:s/>غُنْدُرٌ، نَاعِمٌ.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غَوِيٌّ</text:p>
          </table:table-cell>
          <table:table-cell/>
          <table:table-cell office:value-type="string" calcext:value-type="string">
            <text:p>غو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أَغْو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رَفْتُهُ رَجُلاً غَوِيّاً" : رَجُلاً ظَالِماً وَمُمْعِناً فِي الضَّلاَلِ، غَاوٍ.القصص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" office:value-type="string" calcext:value-type="string">
            <text:p>أَغْوِيَاءُ</text:p>
          </table:table-cell>
          <table:table-cell table:style-name="ce1"/>
          <table:table-cell office:value-type="string" calcext:value-type="string">
            <text:p>غو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غَيِّثٌ</text:p>
          </table:table-cell>
          <table:table-cell/>
          <table:table-cell office:value-type="string" calcext:value-type="string">
            <text:p>غيث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يِّثٌ-غَيِّثٌ [غ ي ث]. 1."سَحَابٌ غَيِّثٌ" : كَثِيرُ الْغَيْثِ. 2."فَرَسٌ ذُو غَيِّثٍ" : أَيْ يَزْدَادُ جَرْياً بَعْدَ جَرْيٍ.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غَادَةٌ</text:p>
          </table:table-cell>
          <table:table-cell/>
          <table:table-cell office:value-type="string" calcext:value-type="string">
            <text:p>غي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غِي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كَانَتْ غَادَةً بَيْنَ قَرِينَاتِهَا" : أَيْ فَتَاةً جَمِيلَةً نَاعِمَةً.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غِيدٌ</text:p>
          </table:table-cell>
          <table:table-cell table:style-name="ce1"/>
          <table:table-cell office:value-type="string" calcext:value-type="string">
            <text:p>غي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مُتَفَتِّقَةٌ</text:p>
          </table:table-cell>
          <table:table-cell/>
          <table:table-cell office:value-type="string" calcext:value-type="string">
            <text:p>فت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تَفَتِّقَةٌ - [ف ت ق]. "اِمْرَأَةٌ مُتَفَتِّقَةٌ" : سَلِيطَةُ اللِّسَانِ، سَرِيعَةُ الإِجَابَةِ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فَتِيٌّ</text:p>
          </table:table-cell>
          <table:table-cell/>
          <table:table-cell office:value-type="string" calcext:value-type="string">
            <text:p>فت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فِتَاءٌ;أَفْتَ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فَتِيٌّ" : شَابٌّ. 2."كَبْشٌ فَتِيٌّ" : لَمْ يَمُرَّ عَلَيْهِ الْحَوْلُ، لَحْمُهُ طَرِيٌّ.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فِتَاءٌ</text:p>
          </table:table-cell>
          <table:table-cell table:style-name="ce1"/>
          <table:table-cell office:value-type="string" calcext:value-type="string">
            <text:p>فت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أَفْتَاءٌ</text:p>
          </table:table-cell>
          <table:table-cell/>
          <table:table-cell office:value-type="string" calcext:value-type="string">
            <text:p>فت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فِجٌّ</text:p>
          </table:table-cell>
          <table:table-cell/>
          <table:table-cell office:value-type="string" calcext:value-type="string">
            <text:p>فج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ِجٌّ-فِجٌّ، ةٌ [ف ج ج]. 1."طَعَامٌ فِجٌّ" : غَيْرُ نَاضِجٍ. "فَاكِهَةٌ فِجَّةٌ". 2."كَلاَمٌ فِجٌّ" : سَاقِطٌ، نَابٍ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فَحْفَاحٌ</text:p>
          </table:table-cell>
          <table:table-cell/>
          <table:table-cell office:value-type="string" calcext:value-type="string">
            <text:p>فحف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حْفَاحٌ-فَحْفَاحٌ [ف ح ف ح]. 1."رَجُلٌ فَحْفَاحٌ" : فِي صَوْتِهِ بُحَّةٌ. 2."خَطِيبٌ فَحْفَاحٌ" : كَثِيرُ الكَلاَمِ.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فَحْلَةٌ</text:p>
          </table:table-cell>
          <table:table-cell/>
          <table:table-cell office:value-type="string" calcext:value-type="string">
            <text:p>فح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حْلَةٌ-فَحْلَةٌ [ف ح ل]. "اِمْرَأَةٌ فَحْلَةٌ" : سَلِيطَةُ اللِّسَانِ .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فَحْلٌ</text:p>
          </table:table-cell>
          <table:table-cell/>
          <table:table-cell office:value-type="string" calcext:value-type="string">
            <text:p>فح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فُحُو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حو). 1. : الذَّكَرُ مِنْ كُلِّ حَيَوَانٍ. 2."فُحُولُ الشُّعَرَاءِ" : الْمُفَضَّلُونَ وَالْمُتَمَ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فُحُولٌ</text:p>
          </table:table-cell>
          <table:table-cell table:style-name="ce1"/>
          <table:table-cell office:value-type="string" calcext:value-type="string">
            <text:p>فح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فَخْمٌ</text:p>
          </table:table-cell>
          <table:table-cell/>
          <table:table-cell office:value-type="string" calcext:value-type="string">
            <text:p>فخ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خْمٌ - [ف خ م]. 1."رَجُلٌ فَخْمٌ" : عَظِيمُ الْقَدْرِ. 2."كَلاَمٌ فَخْمٌ" : فَصِيحٌ، جَزْلٌ. 3."بَيْتٌ فَخْمٌ" : فَاخِرٌ.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مِفَرٌّ</text:p>
          </table:table-cell>
          <table:table-cell/>
          <table:table-cell office:value-type="string" calcext:value-type="string">
            <text:p>فر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فَرٌّ - [ف ر ر]. "جَوَادٌ مِفَرٌّ" : سَرِيعٌ جِدّاً. <text:s text:c="2"/>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فَرَطٌ</text:p>
          </table:table-cell>
          <table:table-cell/>
          <table:table-cell office:value-type="string" calcext:value-type="string">
            <text:p>فرط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َطٌ-فَرَطٌ [ف ر ط]. 1."رَجُلٌ فَرَطٌ" : فَارِطٌ، أَيْ مَنْ يَسْبِقُ إِلَى الْمَاءِ يُعِدُّهُ وَيُهَيِّئُهُ. "قَوْمٌ فَرَطٌ". 2."اللَّهُمَّ اجْعَلْهُ لَنَا فَرَطاً" : أَجْراً، عَمَلاً يَتَقَدَّمُنَا حَتَّى نَرِدَ عَلَيْهِ. 3."كَانَ أَمْرُهُ فَرَطاً" : أَيْ مَا يُفَرِّطُ فِيهِ الإِنْسَانُ، يُضَيِّعُهُ بِتَقْصِيرِهِ وَإِهْمَالِهِ. 4." فِي عَمَلِهِ فَرَطٌ" : عَجَلَةٌ.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فُرُطٌ</text:p>
          </table:table-cell>
          <table:table-cell/>
          <table:table-cell office:value-type="string" calcext:value-type="string">
            <text:p>فرط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رُطٌ-فُرُطٌ [ف ر ط]. 1."فِي حُكْمِهِ فُرُطٌ" : ظُلْمٌ، اِعْتِدَاءٌ. 2."مَا قَامَ بِهِ جَاءَ أَمْراً فُرُطاً" : فِيهِ إِسْرَافٌ وَتَجَاوُزٌ لِلْحَدِّ. 3."أَمْرٌ فُرُطٌ" : مُضَيَّعٌ وَمَتْرُوكٌ. الكهف آية 28وَاتَّبَعَ هَوَاهُ وَكَانَ أَمْرُهُ فُرُطاً (قرآن).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فُرُغٌ</text:p>
          </table:table-cell>
          <table:table-cell/>
          <table:table-cell office:value-type="string" calcext:value-type="string">
            <text:p>فرغ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ِرْغٌ-فِرْغٌ [ف ر غ] ."ذَهَبَ دَمُهُ فِرْغاً" : هَدَراً.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فِرْغٌ</text:p>
          </table:table-cell>
          <table:table-cell/>
          <table:table-cell office:value-type="string" calcext:value-type="string">
            <text:p>فرغ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رُغٌ-فُرُغٌ [ف ر غ]. 1."إِنَاءٌ فُرُغٌ" : مُفْرَغٌ، خَالٍ. 2."قَوْسٌ فُرُغٌ" : بِغَيْرِ وَتَرٍ.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فَارُوقٌ</text:p>
          </table:table-cell>
          <table:table-cell/>
          <table:table-cell office:value-type="string" calcext:value-type="string">
            <text:p>فر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رُوقٌ-فَارُوقٌ [ف ر ق]. 1."حَاكِمٌ فَارُوقٌ" : يُفَرِّقُ بَيْنَ الْحَقِّ وَالْبَاطِ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فُرُقٌ</text:p>
          </table:table-cell>
          <table:table-cell/>
          <table:table-cell office:value-type="string" calcext:value-type="string">
            <text:p>فر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رُقٌ-فُرُقٌ [ف ر ق]. "رَجُلٌ فُرُقٌ" : شَدِيدُ الفَزَعِ وَالْخَوْفِ.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فَرُوقَةٌ</text:p>
          </table:table-cell>
          <table:table-cell/>
          <table:table-cell office:value-type="string" calcext:value-type="string">
            <text:p>فر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ُوقَةٌ-فَرُوقَةٌ [ف ر ق]. "رَجُلٌ فَرُوقَةٌ" : جَبَانٌ، شَدِيدُ الْخَوْفِ. "اِمْرَأَةٌ فَرُوقَةٌ".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فَرِيٌّ</text:p>
          </table:table-cell>
          <table:table-cell/>
          <table:table-cell office:value-type="string" calcext:value-type="string">
            <text:p>فر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ِيٌّ-فَرِيٌّ [ف ر ي]. 1."إِنَّهُ لَأَمْرٌ فَرِيٌّ" : لَأَمْرٌ عَجِيبٌ. مريم آية 27قَالُوا يَا مَرْيَمَ لَقَدْ جِئْتِ شَيْئاً فَرِيّاً (قرآن). 2."مَا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فَزٌّ</text:p>
          </table:table-cell>
          <table:table-cell/>
          <table:table-cell office:value-type="string" calcext:value-type="string">
            <text:p>فز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فْزَاز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فَزٌّ" : ضَعِيفٌ، خَفِيفٌ. 2."صَادَ الفَزَّ" : وَلَدُ البَقَرَةِ الوَحْشِيَّةِ.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أَفْزَازٌ</text:p>
          </table:table-cell>
          <table:table-cell table:style-name="ce1"/>
          <table:table-cell office:value-type="string" calcext:value-type="string">
            <text:p>فز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فَزَّاعَةٌ</text:p>
          </table:table-cell>
          <table:table-cell/>
          <table:table-cell office:value-type="string" calcext:value-type="string">
            <text:p>فز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زَّاعَةٌ - [ف ز ع]. 1."إِنَّهُ رَجُلٌ فَزَّاعَةٌ" : يُفْزِعُ النَّاسَ كَثِيراً. 2."فَزَّاعَةُ الطُّيُورِ" : تِمْثَالٌ عَلَى شَكْلِ إِنْسَانٍ مِنَ الْقَشِّ وَالثَّوْبِ يُنْصَبُ فِي الْمَزَارِعِ لِتَخْوِيفِ الطُّيُورِ وَالحْيَوَانَاتِ.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فُزَعَةٌ</text:p>
          </table:table-cell>
          <table:table-cell/>
          <table:table-cell office:value-type="string" calcext:value-type="string">
            <text:p>فز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زَعَةٌ-فُزَعَةٌ [ف ز ع]. "رَجُلٌ فُزَعَةٌ" : يَفْزَعُ مِنَ النَّاسِ كَثِيراً.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فَسِيحٌ</text:p>
          </table:table-cell>
          <table:table-cell/>
          <table:table-cell office:value-type="string" calcext:value-type="string">
            <text:p>فس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سِيحٌ-فَسِيحٌ [ف س ح]. "مَكَانٌ فَسِيحٌ" : وَاسِعٌ.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فَسْفَاسٌ</text:p>
          </table:table-cell>
          <table:table-cell/>
          <table:table-cell office:value-type="string" calcext:value-type="string">
            <text:p>فسف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سْفَاسٌ-فَسْفَاسٌ [ف س ف س]. 1."رَجُلٌ فَسْفَاسٌ" : شَدِيدُ الْحُمْقِ. 2."سَيْفٌ فَسْفَاسٌ" : كَلِيلٌ. 3. (نب) : نَبَاتٌ أَخْضَرُ يَنْبُتُ فِي الْمَجَارِي، لَهُ زَهْرَةٌ بَيْضَاءُ وَلَهُ رَائِحَةٌ خَبِيثَةٌ.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فَضَضٌ</text:p>
          </table:table-cell>
          <table:table-cell/>
          <table:table-cell office:value-type="string" calcext:value-type="string">
            <text:p>فضض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ضَضٌ-فَضَضٌ [ف ض ض]. 1."مَاءٌ فَضَضٌ" : مَا تَفَرَّقَ مِنْهُ عِنْدَ الاغْتِسَالِ. 2."عُشْبٌ فَضَضٌ" : مُتَفَرِّقٌ، مُنْتَشِرٌ.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فَضْفَاضَةٌ</text:p>
          </table:table-cell>
          <table:table-cell/>
          <table:table-cell office:value-type="string" calcext:value-type="string">
            <text:p>فضفض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ضْفَاضَةٌ-فَضْفَاضَةٌ [ف ض ف ض]. 1."سَحَابَةٌ فَضْفَاضَةٌ" : كَثِيرَةُ الْمَاءِ. 2."اِمْرَأَةٌ فَضْفَاضَةٌ" : كَثِيرَةُ اللَّحْمِ طَوِيلَةُ الْجِسْمِ. 3."دِرْعٌ فَضْفَاضَةٌ" : وَاسِعَةٌ.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فَضْفَاضٌ</text:p>
          </table:table-cell>
          <table:table-cell/>
          <table:table-cell office:value-type="string" calcext:value-type="string">
            <text:p>فضفض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ضْفَاضٌ-فَضْفَاضٌ [ف ض ف ض]. 1."يَرْتَدِي لِبَاساً فَضْفَاضاً": وَاسِعاً. "عَيْشٌ فَضْفَاضٌ". 2."نَهْرٌ فَضْفَاضٌ" : كَثِيرُ الْعَطَاءِ. 3."رَجُلٌ فَضْفَاضٌ" : كَثِيرُ العَطَاءِ.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فَاطِمٌ</text:p>
          </table:table-cell>
          <table:table-cell/>
          <table:table-cell office:value-type="string" calcext:value-type="string">
            <text:p>فط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طِمٌ-فَاطِمٌ، ةٌ [ف ط م]. 1. : نَاقَةٌ فُطِمَ وَلَدُهَا عَنْهَا. 2."فَاطِمُ" : اِسْمُ عَلَمٍ لِلْإِنَاثِ. "أَفَاطِمُ مَهْلاً بَعْضَ هَذَا التَّذَلُّلِ". (امرؤ القَيس).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فَظٌّ</text:p>
          </table:table-cell>
          <table:table-cell/>
          <table:table-cell office:value-type="string" calcext:value-type="string">
            <text:p>فظظ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فْظَاظ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فَظٌّ " : خَشِنُ، غَلِيظُ الْجَانِبِ، سَيِّءُ الْخُلُقِ.آل عمران آية 159وَلَوْ كُنْتَ فَظّاً غَلِيظَ الْقَلْبِ لانْفَضُّوا مِنْ حَوْلِكَ (قرآن) "تَصَرُّفَاتُهُ فَظَّةٌ".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أَفْظَاظٌ</text:p>
          </table:table-cell>
          <table:table-cell table:style-name="ce1"/>
          <table:table-cell office:value-type="string" calcext:value-type="string">
            <text:p>فظظ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فَاقِعٌ</text:p>
          </table:table-cell>
          <table:table-cell/>
          <table:table-cell office:value-type="string" calcext:value-type="string">
            <text:p>فق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فَوَاقِع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لَوْنٌ فَاقِعٌ" : نَاصِعٌ، وَيُطْلَقُ عَلَى كُلِّ لَوْنٍ خَالِصٍ، وَإِنْ كَانَ يَغْلُبُ عَلَى اللَّوْنِ الأَصْفَرِ.البقرة آية 69إِنَّهَا بَقَرَةٌ صَفْرَاءُ فَاقِعٌ لَوْنُهَا (قرآن) "وَعَـلاَ اصْفِرَارٌ فَاقِعٌ وُجُوهَ الْمُتَّهَمِينَ". (ع. غلاب)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فَوَاقِعُ</text:p>
          </table:table-cell>
          <table:table-cell table:style-name="ce1"/>
          <table:table-cell office:value-type="string" calcext:value-type="string">
            <text:p>فق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فَالِكٌ</text:p>
          </table:table-cell>
          <table:table-cell/>
          <table:table-cell office:value-type="string" calcext:value-type="string">
            <text:p>فلك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فَوَالِك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فَتَاةٌ فَالِكٌ" : أَي اِسْتَدَارَ ثَدْيُهَا. "صَارَتْ مِنَ الفَوَالِكِ".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فَوَالِكُ</text:p>
          </table:table-cell>
          <table:table-cell table:style-name="ce1"/>
          <table:table-cell office:value-type="string" calcext:value-type="string">
            <text:p>فل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فِلاَيَةٌ</text:p>
          </table:table-cell>
          <table:table-cell/>
          <table:table-cell office:value-type="string" calcext:value-type="string">
            <text:p>فل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لاَّيَةٌ-فَلاَّيَةٌ [ف ل ي] (صِيغَةُ فَعَّالَة).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فَنَّاءٌ</text:p>
          </table:table-cell>
          <table:table-cell/>
          <table:table-cell office:value-type="string" calcext:value-type="string">
            <text:p>فن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نَّاءٌ-فَنَّاءٌ [ف ن ي]. "شَجَرَةٌ فَنَّاءٌ" : كَثِيرَةُ الأَفْنَانِ، أَيِ الأَغْصَانِ.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فَيْهَقٌ</text:p>
          </table:table-cell>
          <table:table-cell/>
          <table:table-cell office:value-type="string" calcext:value-type="string">
            <text:p>فه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فَيَاهِق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فَمٌ فَيْهَقٌ" : وَاسِعٌ. "مَفَازَةٌ فَيْهَقٌ".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فَيَاهِقُ</text:p>
          </table:table-cell>
          <table:table-cell table:style-name="ce1"/>
          <table:table-cell office:value-type="string" calcext:value-type="string">
            <text:p>فه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فَاضَةٌ</text:p>
          </table:table-cell>
          <table:table-cell/>
          <table:table-cell office:value-type="string" calcext:value-type="string">
            <text:p>فيض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ضَةٌ-فَاضَةٌ [ف ي ض]. "دِرْعٌ فَاضَةٌ" : وَاسِعَةٌ.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فَالَ</text:p>
          </table:table-cell>
          <table:table-cell/>
          <table:table-cell office:value-type="string" calcext:value-type="string">
            <text:p>في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لَ-فَالَ [ف ي ل]. "رَجُلٌ فَالُ الرَّأْيِ" : ضَعِيفُهُ.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قُحَاحٌ</text:p>
          </table:table-cell>
          <table:table-cell/>
          <table:table-cell office:value-type="string" calcext:value-type="string">
            <text:p>قح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حَاحٌ-قُحَاحٌ [ق ح ح]. : خَالِصٌ مِنْ كُلِّ شَيْءٍ.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قُحٌّ</text:p>
          </table:table-cell>
          <table:table-cell/>
          <table:table-cell office:value-type="string" calcext:value-type="string">
            <text:p>قح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قْحَاح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بَدَوِيٌّ قُحٌّ" : خَالِصٌ فِي بَدَوِيَّتِهِ. "عَرَبِيٌّ قُحٌّ" "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أَقْحَاحٌ</text:p>
          </table:table-cell>
          <table:table-cell table:style-name="ce1"/>
          <table:table-cell office:value-type="string" calcext:value-type="string">
            <text:p>قح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قَحْمٌ</text:p>
          </table:table-cell>
          <table:table-cell/>
          <table:table-cell office:value-type="string" calcext:value-type="string">
            <text:p>قح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حْمٌ - [ق ح م]. "رَجُلٌ قَحْمٌ" : بَلَغَ أَكْبَرَ العُمُرِ مِنَ النَّاسِ.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مُقْحَمٌ</text:p>
          </table:table-cell>
          <table:table-cell/>
          <table:table-cell office:value-type="string" calcext:value-type="string">
            <text:p>قح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لَفْظَةٌ مُقْحَمَةٌ فِي النَّصِّ" : زَائِـدَةٌ، خَارِج السِّيَاقِ.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قَذَعٌ</text:p>
          </table:table-cell>
          <table:table-cell/>
          <table:table-cell office:value-type="string" calcext:value-type="string">
            <text:p>قذ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ذِعٌ-قَذِعٌ [ق ذ ع] (صِيغَةُ فَعِل). "وَلَدٌ قَذِعٌ" : ذُو قَذَعٍ، أَيْ فَاحِشٌ فِي كَلاَمِهِ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قَرَاحٌ</text:p>
          </table:table-cell>
          <table:table-cell/>
          <table:table-cell office:value-type="string" calcext:value-type="string">
            <text:p>قر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قْرِح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مَاءٌ قَرَاحٌ" : الصَّافِي، الْخَالِصُ. "مَاؤُنَا قَرَاحٌ يُقَدَّمُ إِلَيْنَا فِي إِنَاءٍ جَمِيلٍ". (إسحق الحسيني).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أَقْرِحَةٌ</text:p>
          </table:table-cell>
          <table:table-cell table:style-name="ce1"/>
          <table:table-cell office:value-type="string" calcext:value-type="string">
            <text:p>قر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قَرِيحٌ</text:p>
          </table:table-cell>
          <table:table-cell/>
          <table:table-cell office:value-type="string" calcext:value-type="string">
            <text:p>قر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قَرْح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َاءٌ قَرِيحٌ" : خَالِصٌ، صَافٍ. 2."جَاءَ قَرِيحاً" : 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" office:value-type="string" calcext:value-type="string">
            <text:p>قَرْحَى</text:p>
          </table:table-cell>
          <table:table-cell table:style-name="ce1"/>
          <table:table-cell office:value-type="string" calcext:value-type="string">
            <text:p>قر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قَرَّاضَةٌ</text:p>
          </table:table-cell>
          <table:table-cell/>
          <table:table-cell office:value-type="string" calcext:value-type="string">
            <text:p>قرض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رَّاضَةٌ-قَرَّاضَةٌ [ق ر ض]. 1."رَجُلٌ قَرَّاضَةٌ" : يَغْتَابُ النَّاسَ وَيَعِيبُهُمْ. 2. : حَشَرَةٌ تَقْرِضُ الصُّوفَ.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قَرِيٌّ</text:p>
          </table:table-cell>
          <table:table-cell/>
          <table:table-cell office:value-type="string" calcext:value-type="string">
            <text:p>قر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رِيٌّ-قَرِيٌّ، ةٌ [ق ر ي]. "رَجُلٌ قَرِيٌّ" : مَنْ يَقْرِي الضَّيْفَ. "إِنَّهُ لَقَرِيٌّ، إِنَّهَا لَقَرِيَّةٌ".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قُزٌّ</text:p>
          </table:table-cell>
          <table:table-cell/>
          <table:table-cell office:value-type="string" calcext:value-type="string">
            <text:p>قز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زٌّ-قُزٌّ [ق ز ز]. 1."رَجُلٌ قُزٌّ" : مُتَقَزِّزٌ، مُتَجَنِّبٌ الْمَعَاصِيَ وَالْمَعَايِبَ. 2."وَلَدٌ قُزٌّ" : يَعَافُ الطَّعَامَ. 3."شَيْءٌ قُزٌّ" : يُتَقَزَّزُ مِنْهُ. "ما في طَعَامِهِ قُزٌّ".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قَسِيٌّ</text:p>
          </table:table-cell>
          <table:table-cell/>
          <table:table-cell office:value-type="string" calcext:value-type="string">
            <text:p>قس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قِسْيَان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كَانَ قَسِيّاً فِي مُعَامَلَتِهِ" : قَاسِياً، صَلْباً، مُتَشَدِّداً. 2." يَوْمٌ قَسِيٌّ" : شَدِيدُ البَرْدِ أَوْ شَدِيدُ الْحَرِّ. 3."عَشِيَّةٌ قَسِيَّةٌ" : بَارِدَةٌ.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" office:value-type="string" calcext:value-type="string">
            <text:p>قِسْيَانٌ</text:p>
          </table:table-cell>
          <table:table-cell table:style-name="ce1"/>
          <table:table-cell office:value-type="string" calcext:value-type="string">
            <text:p>قس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قِصْلٌ</text:p>
          </table:table-cell>
          <table:table-cell/>
          <table:table-cell office:value-type="string" calcext:value-type="string">
            <text:p>قص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ِصْلٌ-قِصْلٌ [ق ص ل]. "رَجُلٌ قِصْلٌ" : لاَ مُرُوءةَ لَهُ وَلاَ جَلَدَ، أَوْ هُوَ أَحْمَقُ لاَ خَيْرَ فِيهِ.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قَصِيٌّ</text:p>
          </table:table-cell>
          <table:table-cell/>
          <table:table-cell office:value-type="string" calcext:value-type="string">
            <text:p>قص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قْصَاءٌ;قَصَايَ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سْتَقَرَّ فِي مَكَانٍ قَصِيٍّ" : بَعِيدٍ. "فِي غُرْفَةٍ قَصِيَّةٍ كَدَّسَ الْعِيَالَ وَالنَّبَاتَ". (عبد الحكيم قاسم) "مَرْمىً قَصِيٌّ".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أَقْصَاءٌ</text:p>
          </table:table-cell>
          <table:table-cell table:style-name="ce1"/>
          <table:table-cell office:value-type="string" calcext:value-type="string">
            <text:p>قص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قَصَايَا</text:p>
          </table:table-cell>
          <table:table-cell/>
          <table:table-cell office:value-type="string" calcext:value-type="string">
            <text:p>قص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قُطْرُبٌ</text:p>
          </table:table-cell>
          <table:table-cell/>
          <table:table-cell office:value-type="string" calcext:value-type="string">
            <text:p>قطر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قَطَارِب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قَطَارِبُ. 1."رَجُلٌ قُطْرُبٌ" : لِصٌّ مُتَمَكِّنٌ مِنَ اللُّصُوصِيَّةِ. 2. (حش) : دُوَيِبَّةٌ تُضِيءُ فِي اللَّيْلِ كَأَنَّهَا شُعْلَةٌ، كَثِيرَةُ الْحَرَكَةِ. 3. (نب) : نَبَاتٌ شَائ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قَطَارِبُ</text:p>
          </table:table-cell>
          <table:table-cell table:style-name="ce1"/>
          <table:table-cell office:value-type="string" calcext:value-type="string">
            <text:p>قط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قَمْرَةٌ</text:p>
          </table:table-cell>
          <table:table-cell/>
          <table:table-cell office:value-type="string" calcext:value-type="string">
            <text:p>قم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مْرَةٌ-قَمْرَةٌ [ق م ر]. "لَيْلَةٌ قَمْرَةٌ" : لَيْلَةٌ قَمْرَاءُ، يُنِيرُهَا ضَوْءُ القَمَرِ.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قَمْطَرِيرٌ</text:p>
          </table:table-cell>
          <table:table-cell/>
          <table:table-cell office:value-type="string" calcext:value-type="string">
            <text:p>قمطري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مْطَرِيرٌ - 1." يَوْمٌ قَمْطَرِيرٌ" : شَدِيدٌ وَعَسِيرٌ.الإنسان آية 10 إِنَّا نَخَافُ مِنْ رَبِّنَا يَوْماً عَبُوساً قَمْطَرِيراً <text:s text:c="2"/>( قرآن). 2."رَجُلٌ قَمْطَرِيرٌ" : رَجُلٌ شَدِيدُ العُبُوسِ. 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قَمِنَةٌ</text:p>
          </table:table-cell>
          <table:table-cell/>
          <table:table-cell office:value-type="string" calcext:value-type="string">
            <text:p>قم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مِنَةٌ-قَمِنَةٌ [ق م ن]. "رَائِحَةٌ قَمِنَةٌ" : مَنْتَنَةٌ، فَاسِدَةٌ.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قُنْزُعَةٌ</text:p>
          </table:table-cell>
          <table:table-cell/>
          <table:table-cell office:value-type="string" calcext:value-type="string">
            <text:p>قنزعة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قَنَاز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: قَنْزَعَةٌ. ج: قَنَازِعُ. "اِمْرَأََةٌ قُنْزُعَةٌ" : مُفْرِطَةٌ فِي الْقِصَرِ.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" office:value-type="string" calcext:value-type="string">
            <text:p>قَنَازِعُ</text:p>
          </table:table-cell>
          <table:table-cell table:style-name="ce1"/>
          <table:table-cell office:value-type="string" calcext:value-type="string">
            <text:p>قنزعة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قِنْوَةٌ</text:p>
          </table:table-cell>
          <table:table-cell/>
          <table:table-cell office:value-type="string" calcext:value-type="string">
            <text:p>قن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ِنْوَةٌ-قِنْوَةٌ، قُنْوَةٌ [ق ن ي]. "لَهُ غَنَمٌ قُنْوَةٌ" : خَالِصَةٌ لَهُ ثَابِتَةٌ عَلَيْهِ، أَيِ اكْتَسَبَهَا.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مِقْوَلٌ</text:p>
          </table:table-cell>
          <table:table-cell/>
          <table:table-cell office:value-type="string" calcext:value-type="string">
            <text:p>قو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مَقَاوِل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رَجُلٌ مِقْوَلٌ" : كَثِيرُ الكَلاَمِ والقَوْلِ، لَسِنٌ. 2. "كَانَ مِقْوَلُهُ لاذِعا" : لِسَانُهُ.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" office:value-type="string" calcext:value-type="string">
            <text:p>مَقَاوِلُ</text:p>
          </table:table-cell>
          <table:table-cell table:style-name="ce1"/>
          <table:table-cell office:value-type="string" calcext:value-type="string">
            <text:p>قو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قَيِّدٌ</text:p>
          </table:table-cell>
          <table:table-cell/>
          <table:table-cell office:value-type="string" calcext:value-type="string">
            <text:p>قي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يِّدٌ-قَيِّدٌ [ق ي د]. "فَرَسٌ قَيِّدٌ" : ذَلُولٌ، مُنْقَادٌ.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قَيِّمٌ</text:p>
          </table:table-cell>
          <table:table-cell/>
          <table:table-cell office:value-type="string" calcext:value-type="string">
            <text:p>قي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يِّمَةٌ - [ق ي م]. 1."أُمَّةٌ قَيِّمَةٌ" : مُسْتَقِيمَةٌ، مُعْتَدِلَةٌ. 2."دِينُ القَيِّمَةِ" : أَي دِينُ الأُمَّةِ القَيِّمَةِ. <text:s/>البينة آية 5وَذَلِكَ دِينُ الْقَيِّمَةِ (قرآن). 3."كُتُبٌ قَيِّمَةٌ" : مُسْتَقِيمَةٌ تُبَيِّنُ الحَقَّ مِنَ البَاطِلِ.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مَكْبُودٌ</text:p>
          </table:table-cell>
          <table:table-cell/>
          <table:table-cell office:value-type="string" calcext:value-type="string">
            <text:p>كب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كْبُودٌ-مَكْبُودٌ [ك ب د]. "رَجُلٌ مَكْبُودٌ" : مُصَابٌ بِدَاءِ الكَبِدِ.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كَتْكَاتٌ</text:p>
          </table:table-cell>
          <table:table-cell/>
          <table:table-cell office:value-type="string" calcext:value-type="string">
            <text:p>كتكت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تْكَاتٌ-كَتْكَاتٌ [ك ت ك ت]. "وَلَدٌ كَتْكَاتٌ" : مُسْرِعٌ فِي كَلاَمِهِ، أَي يَصِلُ بَعْضَهُ بِبَعْضِهِ.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كُثْرٌ</text:p>
          </table:table-cell>
          <table:table-cell/>
          <table:table-cell office:value-type="string" calcext:value-type="string">
            <text:p>كث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ثْرٌ-كُثْرٌ [ك ث ر]. 1."لَهُ مَالٌ كُثْرٌ" : كَثِيرٌ. 2."كُثْرُ الشَّيْءِ" : مُعْظَمُهُ.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كُدَاسَةٌ</text:p>
          </table:table-cell>
          <table:table-cell/>
          <table:table-cell office:value-type="string" calcext:value-type="string">
            <text:p>كد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دَاسَةٌ - [ك د س]. "وَجَدَ الأَثَاثَ وَالكُتُبَ كُدَاسَةً" : مَا تَرَاكَمَ مِنْهَا بَعْضُهُ فَوْقَ بَعْضٍ. 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مَكْرَمَةٌ</text:p>
          </table:table-cell>
          <table:table-cell/>
          <table:table-cell office:value-type="string" calcext:value-type="string">
            <text:p>كر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مَكَارِم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مَكْرَمَةٌ" : كَرِيمٌ. 2."أَرْضٌ مَكْرَمَةٌ" : صَالِحَةٌ جِدّاً للنَّبَاتِ، خِصْبَةٌ، جَيِّدَةُ التُّرْبَةِ.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مَكَارِمُ</text:p>
          </table:table-cell>
          <table:table-cell table:style-name="ce1"/>
          <table:table-cell office:value-type="string" calcext:value-type="string">
            <text:p>كر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كَرِيٌّ</text:p>
          </table:table-cell>
          <table:table-cell/>
          <table:table-cell office:value-type="string" calcext:value-type="string">
            <text:p>كر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كْر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كَرِيٌّ" : نَاعِسٌ، نَائِمٌ. 2."هُوَ الكَرِيُّ" : الْمُكْتَرِي، الأَجِيرُ.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أَكْرِيَاءُ</text:p>
          </table:table-cell>
          <table:table-cell table:style-name="ce1"/>
          <table:table-cell office:value-type="string" calcext:value-type="string">
            <text:p>كر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كَفْءٌ</text:p>
          </table:table-cell>
          <table:table-cell/>
          <table:table-cell office:value-type="string" calcext:value-type="string">
            <text:p>كف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كْفَاءٌ;كِفَاءٌ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هُوَ كَفْءٌ لَهُ": مِثْلُهُ، نَظِيرُهُ. 2."مُوَظَّفٌ كَفْءٌ" : كُفْؤٌ، مُقْتَدِرٌ.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كَفْأَةٌ</text:p>
          </table:table-cell>
          <table:table-cell/>
          <table:table-cell office:value-type="string" calcext:value-type="string">
            <text:p>كف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:أَكْفَاءٌ;كِف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هُوَ كَفْءٌ لَهُ": مِثْلُهُ، نَظِيرُهُ. 2."مُوَظَّفٌ كَفْءٌ" : كُفْؤٌ، مُقْتَدِرٌ.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كُفُؤٌ</text:p>
          </table:table-cell>
          <table:table-cell/>
          <table:table-cell office:value-type="string" calcext:value-type="string">
            <text:p>كف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كْفَاءٌ;كِفَاءٌ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هُوَ كُفُؤٌ لِهَذَا العَمَلِ" : قَادِرٌ عَلَيْهِ، مُهَيَّأٌ لَهُ، جَدِيرٌ بِهِ. 2."مُوَظَّفٌ كُفُؤٌ" : يَتَمَتَّعُ بِمُؤَهِّلاَتٍ، مُقْتَدِرٌ. 3."هُوَ كُفُؤٌ لَهُ" : نَظِيرٌ لَهُ، مِثْلُهُ.الإخلاص آية 4وَلَمْ يَكُنْ لَهُ كُفُؤاً أَحَدٌ (قرآن).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أَكْفَاءٌ</text:p>
          </table:table-cell>
          <table:table-cell/>
          <table:table-cell office:value-type="string" calcext:value-type="string">
            <text:p>كفأ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كِفَاءٌ</text:p>
          </table:table-cell>
          <table:table-cell/>
          <table:table-cell office:value-type="string" calcext:value-type="string">
            <text:p>كفأ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كَفِيفٌ</text:p>
          </table:table-cell>
          <table:table-cell/>
          <table:table-cell office:value-type="string" calcext:value-type="string">
            <text:p>كف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أَكِفّ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كَفِيفٌ" : أَعْمَى. "كَفِيفُ البَصَرِ".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" office:value-type="string" calcext:value-type="string">
            <text:p>أَكِفَّاءُ</text:p>
          </table:table-cell>
          <table:table-cell table:style-name="ce1"/>
          <table:table-cell office:value-type="string" calcext:value-type="string">
            <text:p>ك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كَفِيٌّ</text:p>
          </table:table-cell>
          <table:table-cell/>
          <table:table-cell office:value-type="string" calcext:value-type="string">
            <text:p>كف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فِيٌّ-كَفِيٌّ [ك ف ي]. 1."رَجُلٌ كَفِيٌّ" : يُسْتَغْنَى وَيُكْتَفَ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كَلِئٌ</text:p>
          </table:table-cell>
          <table:table-cell/>
          <table:table-cell office:value-type="string" calcext:value-type="string">
            <text:p>كل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لِئٌ-كَلِئٌ، ةٌ [ك ل أ]. "أَرْضٌ كَلِئَةٌ" : كَثِيرَةُ الكَلَإِ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كُلْثُومٌ</text:p>
          </table:table-cell>
          <table:table-cell/>
          <table:table-cell office:value-type="string" calcext:value-type="string">
            <text:p>كلث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لْثُومٌ-كُلْثُومٌ [ك ل ث م]. 1."اِمْرَأَةٌ كُلْثُومٌ" : مُمْتَلِئَةُ لَحْمِ الْخَدَّيْنِ وَالوَجْهِ. 2. : الْحَرِيرُ عَلَى رَأْسِ العَلَمِ. 3. "كُلْثوم" : اسْمُ عَلَمٍ لِلإِنَاثِ.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كُلْسَةٌ</text:p>
          </table:table-cell>
          <table:table-cell/>
          <table:table-cell office:value-type="string" calcext:value-type="string">
            <text:p>كل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لْسَةٌ-كُلْسَةٌ [ك ل س]. "صَارَ لَوْنُهُ كُلْس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كُنْدُرٌ</text:p>
          </table:table-cell>
          <table:table-cell/>
          <table:table-cell office:value-type="string" calcext:value-type="string">
            <text:p>كند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كَنَادِر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كَنَادِرَةٌ. "رَجُلٌ كُنْدُرٌ" : غَلِيظٌ وَقَصِيرٌ مَعَ شِدَّةٍ. "فِتْيَانٌ كَنَادِرَةٌ".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1" office:value-type="string" calcext:value-type="string">
            <text:p>كَنَادِرَةٌ</text:p>
          </table:table-cell>
          <table:table-cell table:style-name="ce1"/>
          <table:table-cell office:value-type="string" calcext:value-type="string">
            <text:p>كند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كَوْثَرٌ</text:p>
          </table:table-cell>
          <table:table-cell/>
          <table:table-cell office:value-type="string" calcext:value-type="string">
            <text:p>كوث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وْثَرٌ-كَوْثَرٌ [ك و ث ر]. 1."جَيْشٌ كَوْثَرٌ" : عَدَدُهُ كَثِيرٌ. 2."رَجُلٌ كَوْثَرٌ" : رَجُلٌ سَخِيٌّ. 3.الك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لُبَابٌ</text:p>
          </table:table-cell>
          <table:table-cell/>
          <table:table-cell office:value-type="string" calcext:value-type="string">
            <text:p>لب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بَابٌ-لُبَابٌ [ل ب ب]. 1."نَسَبٌ لُبَابٌ" : خَالِصٌ، أَصِيلٌ. "هُوَ لُبَابُ قَوْمِهِ" "هِيَ لِبَابُ قَوْمِهَا" "هُمْ لِبَابُ قَوْمِهِمْ. 2."لُبَابُ اللَّوْزِ" : الثَّمَرَةُ الَّتِي تُؤْكَلُ وَهِيَ تَحْتَ القِشْرَةِ. 3."لُبَابُ الخُبْزِ" : مَا يَكُونُ بِدَاخِلِهِ طَرِيّاً.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لُبْلُبٌ</text:p>
          </table:table-cell>
          <table:table-cell/>
          <table:table-cell office:value-type="string" calcext:value-type="string">
            <text:p>لبل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بْلُبٌ-لُبْلُبٌ [ل ب ل ب]. 1. "وَلَدٌ لُبْلُبٌ" : يُحْسِنُ مُعَامَلَةَ أَهْلِهِ عَنْ حُبٍّ. 2."جَارٌ لُبْلُبٌ" : مُحْسِنٌ لِجِيرَانِهِ.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لُجَاجٌ</text:p>
          </table:table-cell>
          <table:table-cell/>
          <table:table-cell office:value-type="string" calcext:value-type="string">
            <text:p>لج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جَاجٌ-لُجَاجٌ [ل ج ج]. "بَحْرٌ لُجَاجٌ" : وَاسِعُ اللُّجِّ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لُجَّةٌ</text:p>
          </table:table-cell>
          <table:table-cell/>
          <table:table-cell office:value-type="string" calcext:value-type="string">
            <text:p>لج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لُجٌّ;لَجَجٌ;لِجَا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لُجَّةُ البَحْرِ": مُعْظَمُهُ وَتَرَدُّدُ أَمْوَاجِهِ وَتَلاَطُمُهَا. 2."عَالِمٌ لُجَّةٌ وَاسِعَةٌ" : أَيْ شَبِيهٌ بِالبَحْرِ فِي سَعَتِهِ. 3."لُجَّةُ الظَّلاَمِ" : شِدَّةُ سَوَادِهِ. "كَأَنَّ عَيْشَهُ لُجَّةٌ".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" office:value-type="string" calcext:value-type="string">
            <text:p>لُجٌّ</text:p>
          </table:table-cell>
          <table:table-cell table:style-name="ce1"/>
          <table:table-cell office:value-type="string" calcext:value-type="string">
            <text:p>لج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لَجَجٌ</text:p>
          </table:table-cell>
          <table:table-cell/>
          <table:table-cell office:value-type="string" calcext:value-type="string">
            <text:p>لج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لِجَاجٌ</text:p>
          </table:table-cell>
          <table:table-cell/>
          <table:table-cell office:value-type="string" calcext:value-type="string">
            <text:p>لج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لَجْلاَجٌ</text:p>
          </table:table-cell>
          <table:table-cell/>
          <table:table-cell office:value-type="string" calcext:value-type="string">
            <text:p>لجل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جْلاَجٌ-لَجْلاَجٌ [ل ج ل ج]. "طِفْلٌ لَجْلاَجٌ" : ثَقِيلُ اللِّسَانِ، يَتَلَعْثَمُ فِي كَلاَمِهِ.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لُحْنَةٌ</text:p>
          </table:table-cell>
          <table:table-cell/>
          <table:table-cell office:value-type="string" calcext:value-type="string">
            <text:p>لح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حَنَةٌ-لُحَنَةٌ [ل ح ن]. "قَارِئٌ لُحَنَةٌ" :كَثِيرُ اللَّحْنِ، أَوْ مَنْ يُخَطِّئُ النَّاسَ كَثِيراً.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لَزِجٌ</text:p>
          </table:table-cell>
          <table:table-cell/>
          <table:table-cell office:value-type="string" calcext:value-type="string">
            <text:p>لز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زِجٌ، ةٌ - [ل ز ج]. "مَادَّةٌ لَزِجَةٌ" : مَادَّةٌ سَائِلَةٌ سَرِيعَةُ الإِلْصَاقِ. "قَطَرَاتُ العَرَقِ عَلَى ظَاهِرِ اليَدِ سَاخِنَةٌ لَزِجَةٌ". (عبد الحكيم قاسم). 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لُكَعٌ</text:p>
          </table:table-cell>
          <table:table-cell/>
          <table:table-cell office:value-type="string" calcext:value-type="string">
            <text:p>لك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كَعٌ-لُكَعٌ، ةٌ [ل ك ع]. 1."رَجُلٌ لُكَعٌ" : لَئِيمٌ، أَوْ أَحْمَقُ. "اِمْرَأَةٌ لُكَعَةٌ". 2."وَلَدٌ لُكَعٌ" : صَغِيرٌ.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لُمَزَةٌ</text:p>
          </table:table-cell>
          <table:table-cell/>
          <table:table-cell office:value-type="string" calcext:value-type="string">
            <text:p>لم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مَزَةٌ-لُمَزَةٌ (مذ، مؤ) [ل م ز]. "رَجُلٌ لُمَزَةٌ" : عَيَّابٌ لِلنَّاسِ، يَعِيبُ النَّاسَ فِي وُجُوهِهِمْ.الهمزة آية 1 وَيْلٌ لِكُلِّ هُمَزَةٍ لُمَزَةٍ (قرآن).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مَعِيٌّ</text:p>
          </table:table-cell>
          <table:table-cell/>
          <table:table-cell office:value-type="string" calcext:value-type="string">
            <text:p>لم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لْمَعِيٌّ-أَلْمَعِيٌّ، ةٌ [ل م ع]. 1."أَلْمَعِيٌّ فِي دِرَاسَتِهِ وَعَمَلِهِ" : ذَكِيُّ، نَشِيطٌ. 2."أَلْمَعِيٌّ مَعَ أقْرَانِهِ" : ظَرِيفٌ، خَفِيفُ الرُّوحِ وَالحَرَكَةِ.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مُلَمِّعَةٌ</text:p>
          </table:table-cell>
          <table:table-cell/>
          <table:table-cell office:value-type="string" calcext:value-type="string">
            <text:p>لم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لَمِّعَةٌ-مُلَمِّعَةٌ [ل م ع]. "أَرْضٌ مُلَمِّعَةٌ" : سَرَابُهَا مُشِعٌّ، يَلْمَعُ.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لَهُوٌّ</text:p>
          </table:table-cell>
          <table:table-cell/>
          <table:table-cell office:value-type="string" calcext:value-type="string">
            <text:p>له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هُوٌّ-لَهُوٌّ، ةٌ [ل هـ و]. "رَجُلٌ لَهُوٌّ عَنِ الْخَيْرِ" : أَيْ كَثِيرُ الإِعْرَاضِ عَنْهُ وَالتَّرْكِ لَهُ.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لَيْنٌ</text:p>
          </table:table-cell>
          <table:table-cell/>
          <table:table-cell office:value-type="string" calcext:value-type="string">
            <text:p>لي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ن. لَيِّنٌ. لَيِّنٌ، ةٌ - ج: ـون، ـات. [ل ي ن]. "لَيِّنُ الْجَانِبِ" : هَادِئ، لَطِيفُ الْمُعَاشَرَةِ، نَاعِمٌ . "لَيِّنُ الْعَرِيكَةِ" "لَيِّنُ الطَّبْعِ". 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مَتِينٌ</text:p>
          </table:table-cell>
          <table:table-cell/>
          <table:table-cell office:value-type="string" calcext:value-type="string">
            <text:p>مت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مِتَان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شَدَّهُ بِحَبْلٍ مَتِينٍ" : قَوِيٍّ، صَلْبٍ."وَلَدٌ مَتِينُ العَضَلاَتِ".2.الذاريات آية 58 إِنَّ الله هُوَ الرَّزَّاقُ ذُو القُوَّةِ الْمَتِينُ (قرآن) : مِنْ أَسْمَاءِ الله الحسنى. 3."رَأْيٌ مَتِينٌ" : رَأْيٌ لَهُ وَجَاهَتُهُ، قَوِيٌّ.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مِتَانٌ</text:p>
          </table:table-cell>
          <table:table-cell table:style-name="ce1"/>
          <table:table-cell office:value-type="string" calcext:value-type="string">
            <text:p>مت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مَجِيدٌ</text:p>
          </table:table-cell>
          <table:table-cell/>
          <table:table-cell office:value-type="string" calcext:value-type="string">
            <text:p>مج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أَمْجَاد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بَطَلٌ مَجِيدٌ" : ذُو مَجْدٍ. 2."عَمَلٌ مَجِيدٌ" : رَفِيعٌ، عَالٍ. 3."هُوَ اللهُ الْمَجِيدُ": الْمُبَجَّلُ. 4."الكِتَابُ الْمَجِيدُ" : القُرْآنُ الكَرِيمُ. 5."عَبْدُ الْمَجِيدِ": اِسْمُ عَلَمٍ مُرَكَّبٌ.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أَمْجَادٌ</text:p>
          </table:table-cell>
          <table:table-cell table:style-name="ce1"/>
          <table:table-cell office:value-type="string" calcext:value-type="string">
            <text:p>مج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غَثٌّ</text:p>
          </table:table-cell>
          <table:table-cell/>
          <table:table-cell office:value-type="string" calcext:value-type="string">
            <text:p>غثث</text:p>
          </table:table-cell>
          <table:table-cell office:value-type="string" calcext:value-type="string">
            <text:p>فَعْلٌ</text:p>
          </table:table-cell>
          <table:table-cell office:value-type="string" calcext:value-type="string">
            <text:p>صفة مشبه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ثٌّ-غَثٌّ [غ ث ث] (صف). 1."وَاجَهَهُ بِكَلاَمٍ غَثٍّ" : بِكَلاَمٍ فَاحِشٍ، سَاقِطٍ. 2."لاَ يُمَيِّزُ بَيْنَ الغَثِّ وَالسَّمِينِ" : أَيْ لاَ يُمَيِّزُ بَيْنَ الرَّدِيءِ وَالْجَيِّدِ. "يُفْسِدُ السَّمِينَ بِالغَثِّ وَيَرْقَعُ الْجَدِيدَ بِالرَّثِّ" (التوحيدي).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مِرَّةٌ</text:p>
          </table:table-cell>
          <table:table-cell/>
          <table:table-cell office:value-type="string" calcext:value-type="string">
            <text:p>مر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مِرَرٌ;أَمْرَ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"بَطَلٌ مِرَّةٌ" : أَيْ ذُو قُوَّةٍ وَشِدَّةٍ، ذُو حَصَافَةٍ فِي عَقْلِهِ.النجم آية 5 عَلَّمَهُ شَدِيدُ القُوَى ذُو مِرَّةٍ فَاسْتَوَى (قرآن).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مِرَرٌ </text:p>
          </table:table-cell>
          <table:table-cell/>
          <table:table-cell office:value-type="string" calcext:value-type="string">
            <text:p>م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أَمْرَارٌ</text:p>
          </table:table-cell>
          <table:table-cell/>
          <table:table-cell office:value-type="string" calcext:value-type="string">
            <text:p>م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مُزٌّ</text:p>
          </table:table-cell>
          <table:table-cell/>
          <table:table-cell office:value-type="string" calcext:value-type="string">
            <text:p>مز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زٌّ-مُزٌّ [م ز ز]. "طَعْمٌ مُزٌّ" : كَانَ مَا بَيْنَ الحُلْوِ وَالْحَامِضِ. "يُحَلَّى اللَّيْمُونُ الْمُزُّ بِالسُّكَّرِ"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مَسِيحٌ</text:p>
          </table:table-cell>
          <table:table-cell/>
          <table:table-cell office:value-type="string" calcext:value-type="string">
            <text:p>مس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مُسَحَاءُ;مَسْح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َسِيحٌ بِالدُّهْنِ" : الْمَمْسُوحُ بِالدُّهْنِ. 2."مَسِيحُ القَدَمَيْنِ" : مُسَطَّحٌ. 3." نَقْدٌ مَسِيحٌ" : مُسْتَعْمَلٌ، مُتَآكِلٌ. 4."الْمَسيحُ عَلَيْهِ السَّلاَمُ": لَقَبُ سَيِّدِنَا عِيسَى، اليَسُوعُ. "فَكَلَّمَهُ بِاسْمِ الرَّبِّ وَالسَّيِّدِ الْمَسِيحِ". 5."وَجْهٌ مَسِيحٌ" : جَميلٌ، حَسَنٌ.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مُسَحَاءُ </text:p>
          </table:table-cell>
          <table:table-cell table:style-name="ce1"/>
          <table:table-cell office:value-type="string" calcext:value-type="string">
            <text:p>مس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مَسْحَى</text:p>
          </table:table-cell>
          <table:table-cell/>
          <table:table-cell office:value-type="string" calcext:value-type="string">
            <text:p>مس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مِضْرٌ</text:p>
          </table:table-cell>
          <table:table-cell/>
          <table:table-cell office:value-type="string" calcext:value-type="string">
            <text:p>مض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ضْرٌ-مِضْرٌ [م ض ر]. "ذَهَبَ دَمُهُ خِضْراً مِضْراً" : هَدْراً.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مَعْمَعَانٌ</text:p>
          </table:table-cell>
          <table:table-cell/>
          <table:table-cell office:value-type="string" calcext:value-type="string">
            <text:p>معم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ْمَعَانٌ-مَعْمَعَانٌ [م ع م ع]. 1."يَوْمٌ مَعْمَعَانٌ" : شَدِيدُ الْحَرِّ. 2."وَصَلَ إِلَى البِلاَدِ فِي مَعْمَعَانِ الصَّيْفِ" : فِي شِدَّةِ الْحَرِّ.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مَلِيسٌ</text:p>
          </table:table-cell>
          <table:table-cell/>
          <table:table-cell office:value-type="string" calcext:value-type="string">
            <text:p>مل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لِيسٌ-مَلِيسٌ [م ل س]. "ثَوْبٌ مَلِيسٌ" : أَمْلَسُ.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مَلِصٌ</text:p>
          </table:table-cell>
          <table:table-cell/>
          <table:table-cell office:value-type="string" calcext:value-type="string">
            <text:p>ملص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لِصٌ-مَلِصٌ [م ل ص]. "خَيْطٌ مَلِصٌ" : خَيْطٌ يَسْقُطُ لِمَلاَسَتِهِ وَلِينِهِ.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مَلِيٌّ</text:p>
          </table:table-cell>
          <table:table-cell/>
          <table:table-cell office:value-type="string" calcext:value-type="string">
            <text:p>مل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لِيٌّ-مَلِيٌّ [م ل و]. "اِنْتَظَرْتُهُ مَلِيّاً" : مُدَّةً طَوِيلَةً مِنَ الزَّمَانِ.مريم آية 46 واهْجُرْنِي مَلِيّاً (قرآن).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نَابِغٌ</text:p>
          </table:table-cell>
          <table:table-cell/>
          <table:table-cell office:value-type="string" calcext:value-type="string">
            <text:p>نبغ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نَوَابِغ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الِمٌ نَابِغَةٌ": عَظِيمُ الشَّأْنِ فِي عِلْمِهِ، ذُو مَكَانَةٍ فِي العِلْمِ. "نَابِغٌ فِي فَنِّهِ". 2."كَلِمَةٌ نَابِغَةٌ" : فَصِيحَةٌ.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1" office:value-type="string" calcext:value-type="string">
            <text:p>نَوَابِغُ</text:p>
          </table:table-cell>
          <table:table-cell table:style-name="ce1"/>
          <table:table-cell office:value-type="string" calcext:value-type="string">
            <text:p>نبغ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نَوَابِغُ</text:p>
          </table:table-cell>
          <table:table-cell/>
          <table:table-cell office:value-type="string" calcext:value-type="string">
            <text:p>نبغ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ابِغَة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office:value-type="string" calcext:value-type="string">
            <text:p>. "نَوَابِغُ الفِكْرِ" : جَهَابِذَتُهُ وَأَعْلاَمُهُ.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نَبْكَةٌ</text:p>
          </table:table-cell>
          <table:table-cell/>
          <table:table-cell office:value-type="string" calcext:value-type="string">
            <text:p>نبك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نَبَكٌ;نِبَاك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رْضٌ نَبَكَـةٌ" : مُلْتَوِيَةٌ، فِي صُعُودٍ وَهُبُوطٍ.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نَبَكٌ </text:p>
          </table:table-cell>
          <table:table-cell table:style-name="ce1"/>
          <table:table-cell office:value-type="string" calcext:value-type="string">
            <text:p>نب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نِبَاكٌ</text:p>
          </table:table-cell>
          <table:table-cell/>
          <table:table-cell office:value-type="string" calcext:value-type="string">
            <text:p>نب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نَابِهٌ</text:p>
          </table:table-cell>
          <table:table-cell/>
          <table:table-cell office:value-type="string" calcext:value-type="string">
            <text:p>نبه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نُبَه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نَابِهٌ فيِ عَمَلِهِ" : مُتَيَقِّظٌ، فَطِنٌ، ذُو نَبَاهَةٍ. 2."رَجُلٌ نَابِهٌ" : ذُو ذِكْرٍ حَسَنٍ، شَرِيفٌ. 3."أَمْرٌ نَابِهٌ " : أَيْ عَظِيمٌ.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نُبَهَاءُ</text:p>
          </table:table-cell>
          <table:table-cell table:style-name="ce1"/>
          <table:table-cell office:value-type="string" calcext:value-type="string">
            <text:p>نب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نَبَهٌ</text:p>
          </table:table-cell>
          <table:table-cell/>
          <table:table-cell office:value-type="string" calcext:value-type="string">
            <text:p>نبه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نُبَهَاءُ;أَنْبَاه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مْرٌ نَبَهٌ" : أَمْرٌ وُجِدَ عَنْ غَفْلَةٍ لاَ عَنْ طَلَبٍ. "وُجِدَتِ الضَّالَّةُ نَبَهاً". 2."رَجُلٌ نَبَهٌ": شَرِيفٌ. "قَوْمٌ نَبَهٌ". 3."وَلَدٌ نَبَهٌ" : ذُو نَبَاهَةٍ وَفِطْنَةٍ. 4."رِيَاضِيٌّ نَبَهٌ" : مَشْهُورٌ. 5."أَنْبَاهُ العُلَمَاءِ" : مَشْهُوروهُمْ.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1" office:value-type="string" calcext:value-type="string">
            <text:p>نُبَهَاءُ </text:p>
          </table:table-cell>
          <table:table-cell table:style-name="ce1"/>
          <table:table-cell office:value-type="string" calcext:value-type="string">
            <text:p>نب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أَنْبَاهٌ</text:p>
          </table:table-cell>
          <table:table-cell/>
          <table:table-cell office:value-type="string" calcext:value-type="string">
            <text:p>نب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نَجَائِبُ</text:p>
          </table:table-cell>
          <table:table-cell/>
          <table:table-cell office:value-type="string" calcext:value-type="string">
            <text:p>نج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نَجَائِبُ-نَجَائِبُ [ن ج ب]. ن. نَجِيبٌ، ةٌ. نَجِيبٌ، ةٌ - ج: أَنْجَابٌ، نُجَبَاءُ، نَجِيبَاتٌ، نَجَائِبُ.    [ن ج ب]. (صِيغَةُ فَعِيل). 1."رَجُلٌ نَجِيبٌ" : نَبِيلٌ، فَاضِلٌ، كَرِيمٌ، مَنْ صَمَدَ فِي نَظَرِهِ أَوْ قَوْلِهِ أَوْ فِعْلِهِ. 2."وَلَدٌ نَجِيبٌ" : ذَكِيٌّ، فَطِنٌ. 3."نَاقَةٌ نَجِيبَةٌ" : قَوِيَّةٌ وَخَفِيفَةٌ.  </text:p>
            <text:p/>
            <text:p>أَمْسَتْ سُعَادُ بِأَرْضٍ لاَ يُبَلِّغُهَـا</text:p>
            <text:p/>
            <text:p/>
            <text:p> </text:p>
            <text:p/>
            <text:p/>
            <text:p>إِلاَّ الْعِتَاقُ النَّجِيبَاتُ الْمَرَاسِيـلُ</text:p>
            <text:p/>
            <text:p>                                 (كعب بن زُهَير).</text:p>
            <text:p/>
            <text:p>4."نَجَائِبُ الْقُرْآنِ" : أَفْضَلُهُ، مَحْضُهُ. 5."نَجِيبٌ" : اِسْمُ عَلَمٍ لِلْمُذَكَّرِ، "وَنَجِيبَةُ" : اِسْمُ عَلَمٍ للإِنَاثِ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نَجَبٌ</text:p>
          </table:table-cell>
          <table:table-cell/>
          <table:table-cell office:value-type="string" calcext:value-type="string">
            <text:p>نج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جْبٌ-نَجْبٌ [ن ج ب] (مص. نَجَبَ). "وَلَدٌ نَجْبٌ" : سَخِيٌّ، كَرِيمٌ.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نَحْرِيرٌ</text:p>
          </table:table-cell>
          <table:table-cell/>
          <table:table-cell office:value-type="string" calcext:value-type="string">
            <text:p>نح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نَحَارِي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نَحْرِيرٌ" : فَاطِنٌ، حَاذِقٌ، عَاقِلٌ. "عَالِمٌ نَحْرِيرٌ".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1" office:value-type="string" calcext:value-type="string">
            <text:p>نَحَارِيرُ</text:p>
          </table:table-cell>
          <table:table-cell table:style-name="ce1"/>
          <table:table-cell office:value-type="string" calcext:value-type="string">
            <text:p>نح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نَحِيرٌ</text:p>
          </table:table-cell>
          <table:table-cell/>
          <table:table-cell office:value-type="string" calcext:value-type="string">
            <text:p>نحر</text:p>
          </table:table-cell>
          <table:table-cell table:number-columns-repeated="5"/>
          <table:table-cell office:value-type="string" calcext:value-type="string">
            <text:p>نَح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نُحَرَاءُ;نَحَائِ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حَيَوَانٌ نَحِيرٌ" : مَذْبُوحٌ مِنْ نَحْرِهِ.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نحرى</text:p>
          </table:table-cell>
          <table:table-cell/>
          <table:table-cell office:value-type="string" calcext:value-type="string">
            <text:p>نح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نحري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1" office:value-type="string" calcext:value-type="string">
            <text:p>نُحَرَاءُ </text:p>
          </table:table-cell>
          <table:table-cell table:style-name="ce1"/>
          <table:table-cell office:value-type="string" calcext:value-type="string">
            <text:p>نح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نَحَائِرُ</text:p>
          </table:table-cell>
          <table:table-cell/>
          <table:table-cell office:value-type="string" calcext:value-type="string">
            <text:p>نح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نَدِيٌّ</text:p>
          </table:table-cell>
          <table:table-cell/>
          <table:table-cell office:value-type="string" calcext:value-type="string">
            <text:p>ند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دِيٌّ-نَدِيٌّ، ةٌ [ن د و]. 1."ثَوْبٌ نَدِيٌّ" : مُبْتَلٌّ. 2."نَدِيُّ الكَفِّ" : كَرِيمٌ، جَوَادٌ.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نَذْلٌ</text:p>
          </table:table-cell>
          <table:table-cell/>
          <table:table-cell office:value-type="string" calcext:value-type="string">
            <text:p>نذ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نْذَال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نَذْلٌ" : الْخَسِيسُ، الْحَقِيرُ، الْمُحْتَقَرُ. "سَأُسْقِطُ ذَلِكَ الْحَمْلَ، أَنَا لاَ أُرِيدُ لَهُ أَباً نَذْلاً". (نزار قباني).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1" office:value-type="string" calcext:value-type="string">
            <text:p>أَنْذَالٌ</text:p>
          </table:table-cell>
          <table:table-cell table:style-name="ce1"/>
          <table:table-cell office:value-type="string" calcext:value-type="string">
            <text:p>نذ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نَزُوحٌ</text:p>
          </table:table-cell>
          <table:table-cell/>
          <table:table-cell office:value-type="string" calcext:value-type="string">
            <text:p>نز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زُوحٌ-نَزُوحٌ [ن ز ح]. 1."بَلَدٌ نَزُوحٌ" : بَعِيدٌ. 2."بِئْرٌ نَـزُوحٌ" : مَاؤُهَا قَلِيلٌ.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نَزِيحٌ</text:p>
          </table:table-cell>
          <table:table-cell/>
          <table:table-cell office:value-type="string" calcext:value-type="string">
            <text:p>نز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زِيحٌ-نَزِيحٌ، ةٌ [ن ز ح]. "نَزِيحٌ عَنْ بِلاَدِهِ" : بَعِيدٌ.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نَزِرَةٌ</text:p>
          </table:table-cell>
          <table:table-cell/>
          <table:table-cell office:value-type="string" calcext:value-type="string">
            <text:p>نز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زِرَةٌ-نَزِرَةٌ [ن ز ر]. "اِمْرَأَةٌ نَزِرَةٌ" : قَلِيلَةُ الوَلَدِ أَوِ اللَّبَنِ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نَزِيعَةٌ</text:p>
          </table:table-cell>
          <table:table-cell/>
          <table:table-cell office:value-type="string" calcext:value-type="string">
            <text:p>نز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نَزَائ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نَزِيعَةٌ" : مُتَزَوِّجَةٌ مِنْ غَيْرِ قَوْمِهَا وَأَصْلِهَا. 2."هِيَ فِي غُرْبَتِهَا نَزِيعَةٌ" : مُشْتَاقَةٌ إِلَى أَهْلِهَا وَوَطَنِهَا.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1" office:value-type="string" calcext:value-type="string">
            <text:p>نَزَائِعُ</text:p>
          </table:table-cell>
          <table:table-cell table:style-name="ce1"/>
          <table:table-cell office:value-type="string" calcext:value-type="string">
            <text:p>نز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نَزْهٌ</text:p>
          </table:table-cell>
          <table:table-cell/>
          <table:table-cell office:value-type="string" calcext:value-type="string">
            <text:p>نزه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نْزَاه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نَزْهٌ" : عَفِيفٌ، بَعِيدٌ عَنِ الشُّرُورِ. 2."مَكَانٌ نَزْهٌ" : نَزِيهٌ، حَسَنُ الْمُنَاخِ، نَقِيُّ الْهَوَاءِ.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1" office:value-type="string" calcext:value-type="string">
            <text:p>أَنْزَاهٌ</text:p>
          </table:table-cell>
          <table:table-cell table:style-name="ce1"/>
          <table:table-cell office:value-type="string" calcext:value-type="string">
            <text:p>نز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نَسِيٌّ</text:p>
          </table:table-cell>
          <table:table-cell/>
          <table:table-cell office:value-type="string" calcext:value-type="string">
            <text:p>نس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سِيٌّ-نَسِيٌّ، ةٌ [ن س ي]. 1."رَجُلٌ نَسِيٌّ" : كَثِيرُ النِّسْيَانِ. 2."هُوَ نَسِيُّ قَوْمِهِ" : لاَ يُعَدُّ فِيهِمْ لِحَقَارَتِهِ.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نَشَازٌ</text:p>
          </table:table-cell>
          <table:table-cell/>
          <table:table-cell office:value-type="string" calcext:value-type="string">
            <text:p>نش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َازٌ-نَشَازٌ [ن ش ز]. 1."فِي مَكَانٍ نَشَازٍ" : فِي مَكَانٍ مُرْتَفِعٍ. 2."كَلِمَةٌ نَشَازٌ" : كَلِمَةٌ نَابِيَةٌ. 3."نَغْمَةٌ نَشَازٌ" : أَيْ خَارِجَةٌ عَنِ اللَّحْنِ الْمُحَدَّدِ فِي نِظَامٍ مُوسِيقِيٍّ مُعَيَّنٍ. "قَوْلٌ نَشَاز، يُثِيرُ الاشْمِئْزَاز"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نَشَزٌ</text:p>
          </table:table-cell>
          <table:table-cell/>
          <table:table-cell office:value-type="string" calcext:value-type="string">
            <text:p>نش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نِشَازٌ;أَنْشَاز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رْضٌ نَشَزٌ" : بِهَا نُتُوءٌ. 2."رَجُلٌ نَشَزٌ" : قَوِيٌّ، صَلْبٌ.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1" office:value-type="string" calcext:value-type="string">
            <text:p>نِشَازٌ </text:p>
          </table:table-cell>
          <table:table-cell table:style-name="ce1"/>
          <table:table-cell office:value-type="string" calcext:value-type="string">
            <text:p>نش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أَنْشَازٌ</text:p>
          </table:table-cell>
          <table:table-cell/>
          <table:table-cell office:value-type="string" calcext:value-type="string">
            <text:p>نش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نَشِفَةٌ</text:p>
          </table:table-cell>
          <table:table-cell/>
          <table:table-cell office:value-type="string" calcext:value-type="string">
            <text:p>نش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ِفَةٌ-نَشِفَةٌ [ن ش ف]. "أَرْضٌ نَشِفَةٌ" : مُمْتَصَّةٌ لِلْمَاءِ، أَيْ تُنَشِّفُهُ.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نَشِقٌ</text:p>
          </table:table-cell>
          <table:table-cell/>
          <table:table-cell office:value-type="string" calcext:value-type="string">
            <text:p>نش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ِقٌ-نَشِقٌ [ن ش ق]. "رَجُلٌ نَشِقٌ" : إِذَا دَخَلَ فِي أَمْرٍ عَلِقَ فِيهِ لاَ يَكَادُ يَتَخَلَّصُ مِنْهُ.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نَاشِلَةٌ</text:p>
          </table:table-cell>
          <table:table-cell/>
          <table:table-cell office:value-type="string" calcext:value-type="string">
            <text:p>نش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اشِلَةٌ-نَاشِلَةٌ [ن ش ل]. "فَخِذٌ نَاشِلَةٌ" : قَلِيلَةُ اللَّحْمِ.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نَشِمٌ</text:p>
          </table:table-cell>
          <table:table-cell/>
          <table:table-cell office:value-type="string" calcext:value-type="string">
            <text:p>نش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ِمٌ-نَشِمٌ، ةٌ [ن ش م]. 1."ثَوْرٌ نَشِمٌ" : فِيهِ نُقَطٌ سُودٌ وَنُقَطٌ بِيضٌ. 2."يَدٌ نَشِمَةٌ" : عَلِقَتْ بِهَا رَائِحَةٌ كَرِيهَةٌ.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نُضَارٌ</text:p>
          </table:table-cell>
          <table:table-cell/>
          <table:table-cell office:value-type="string" calcext:value-type="string">
            <text:p>نض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ضَارٌ-نُضَارٌ [ن ض ر]. 1."ذَهَبٌ نُضَارٌ" : ذَهَبٌ خَالِصٌ. 2."وَجْهٌ نُضَارٌ" : صَافٍ، حَسَنٌ، جَمِيلٌ.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نِضْوٌ</text:p>
          </table:table-cell>
          <table:table-cell/>
          <table:table-cell office:value-type="string" calcext:value-type="string">
            <text:p>نض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نْض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حَيَوَانٌ نِضْوٌ" : مَهْزُولٌ، ضَعِيفٌ.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1" office:value-type="string" calcext:value-type="string">
            <text:p>أَنْضَاءٌ</text:p>
          </table:table-cell>
          <table:table-cell table:style-name="ce1"/>
          <table:table-cell office:value-type="string" calcext:value-type="string">
            <text:p>نض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نَطْسٌ</text:p>
          </table:table-cell>
          <table:table-cell/>
          <table:table-cell office:value-type="string" calcext:value-type="string">
            <text:p>نط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طْسٌ-نَطْسٌ [ن ط س]. "عَالِمٌ نَطْسٌ" : مُدَقِّقٌ فِي الأُمُورِ، بَعِيدُ النَّظَرِ. وَيُقَالُ أَيْضاً" : نَطُسٌ، نَطِسٌ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نَعِيٌّ</text:p>
          </table:table-cell>
          <table:table-cell/>
          <table:table-cell office:value-type="string" calcext:value-type="string">
            <text:p>نع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نَعَايَ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جَاءَ النَّعِيُّ بِالخَبَرِ الْمُفْجِعِ": مَنْ يَحْمِلُ خَبَرَ الْمَوْتِ، النَّاعِي.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1" office:value-type="string" calcext:value-type="string">
            <text:p>نَعَايَا</text:p>
          </table:table-cell>
          <table:table-cell table:style-name="ce1"/>
          <table:table-cell office:value-type="string" calcext:value-type="string">
            <text:p>نع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نَفَشٌ</text:p>
          </table:table-cell>
          <table:table-cell/>
          <table:table-cell office:value-type="string" calcext:value-type="string">
            <text:p>نفش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فَشٌ-نَفَشٌ [ن ف ش]. 1."عَزَلَ النَّفَشَ" : الصُّوف أَوِ الْقُطْن الْمَنْفُوش. 2."بَاتَتْ غَنَمُهُ نَفَشاً" : مُنْتَشِرَةً، مُتَفَرِّقَةً. 3."بَلَدٌ ذُو نَفَشٍ" : مُخْصِبٌ. 4."غَنَمٌ نَفَشٌ" : يَرْعَى لَيْلاً بِلاَ رَاعٍ.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نَوْفَلٌ</text:p>
          </table:table-cell>
          <table:table-cell/>
          <table:table-cell office:value-type="string" calcext:value-type="string">
            <text:p>نف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وْفَلٌ-نَوْفَلٌ [ن ف ل]. 1."رَجُلٌ نَوْفَلٌ" : كَرِيمٌ، مِعْطَاءٌ. 2."وَلَدٌ نَوْفَلٌ" : جَمِيلٌ. 3. "نَوْفَل" : اِسْمُ عَلَمٍ لِلْمُذَكَّرِ.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نَفِيٌّ</text:p>
          </table:table-cell>
          <table:table-cell/>
          <table:table-cell office:value-type="string" calcext:value-type="string">
            <text:p>نف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فِيٌّ-نَفِيٌّ [ن ف ي]. 1."نَفِيٌّ مِنْ وَطَنِهِ" : الْمَنْفِيُّ، الْمُبْعَدُ. 2."نَفِيُّ الرِّيحِ" : نُفَايَتُهُ، أَيْ مَا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نَقِيرٌ</text:p>
          </table:table-cell>
          <table:table-cell/>
          <table:table-cell office:value-type="string" calcext:value-type="string">
            <text:p>نق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نْقِر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: مَا نُقِرَ مِنَ الْحَجَرِ أَوِ الْخَشَبِ وَنَحْوِهِ. 2."لاَيَمْلِكُ شَرْوَى نَقِيرٍ" : لاَيَمْلِكُ شَيْئاً، أَيْ هُوَ فَقِيرٌ.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1" office:value-type="string" calcext:value-type="string">
            <text:p>أَنْقِرَةٌ</text:p>
          </table:table-cell>
          <table:table-cell table:style-name="ce1"/>
          <table:table-cell office:value-type="string" calcext:value-type="string">
            <text:p>ن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نِقْلَةٌ</text:p>
          </table:table-cell>
          <table:table-cell/>
          <table:table-cell office:value-type="string" calcext:value-type="string">
            <text:p>نق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نِقَ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نِقْلَةٌ" : تُتْرَكُ وَلا تُخْطَبُ لِكِبَرِها.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1" office:value-type="string" calcext:value-type="string">
            <text:p>نِقَلٌ</text:p>
          </table:table-cell>
          <table:table-cell table:style-name="ce1"/>
          <table:table-cell office:value-type="string" calcext:value-type="string">
            <text:p>نق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نَقِيٌّ</text:p>
          </table:table-cell>
          <table:table-cell/>
          <table:table-cell office:value-type="string" calcext:value-type="string">
            <text:p>نقو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أَنْق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َاءٌ نَقِيٌّ" : صَافٍ، خَالِصٌ. 2."أَثْوَابٌ نَقِيَّةٌ" : نَظِيفَةٌ.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1" office:value-type="string" calcext:value-type="string">
            <text:p>أَنْقِيَاءُ</text:p>
          </table:table-cell>
          <table:table-cell table:style-name="ce1"/>
          <table:table-cell office:value-type="string" calcext:value-type="string">
            <text:p>نق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نَاهِجٌ</text:p>
          </table:table-cell>
          <table:table-cell/>
          <table:table-cell office:value-type="string" calcext:value-type="string">
            <text:p>نه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اهِجٌ، ةٌ - [ن هـ ج]. 1."طَرِيقٌ نَاهِجٌ" : سَالِكٌ، وَاضِحٌ. 2."طَرِيقَةٌ نَاهِجَةٌ" : وَاضِحَةٌ، بَيِّنَةٌ. 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نُوَمَةٌ</text:p>
          </table:table-cell>
          <table:table-cell/>
          <table:table-cell office:value-type="string" calcext:value-type="string">
            <text:p>نو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وَمَةٌ-نُوَمَةٌ [ن و م]. 1."رَجُلٌ نُوَمَةٌ" : كَثِيرُ النَّوْمِ. 2."وَلَدٌ نُوَمَةٌ" : خَامِلٌ، كَسُولٌ. 3."وَجَدَهُ نُوَمَةً بَعْدَ مُعَاشَرَةٍ" : مُغَفَّلاً، لاَ يُؤْبَهُ بِهِ.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نُومَةٌ</text:p>
          </table:table-cell>
          <table:table-cell/>
          <table:table-cell office:value-type="string" calcext:value-type="string">
            <text:p>نو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ومَةٌ-نُومَةٌ [ن و م]. "رَجُلٌ نُومَةٌ" : لاَ يُهْتَمُّ بِهِ، لاَ يُؤْبَهُ بِهِ، مُغَفَّلٌ.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نَوِيٌّ</text:p>
          </table:table-cell>
          <table:table-cell/>
          <table:table-cell office:value-type="string" calcext:value-type="string">
            <text:p>نو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وِيٌّ-نَوِيٌّ، ةٌ [ن و ي]. 1."هُوَ نَوِيُّهُ" : رَفِيقُهُ فِي السَّفَرِ. 2."صَاحِبٌ نَوِيٌّ" : أَيْ هُوَ صَاحِبٌ، نِيَّتُهُ نِيَّتُكَ.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نِيْءٌ</text:p>
          </table:table-cell>
          <table:table-cell/>
          <table:table-cell office:value-type="string" calcext:value-type="string">
            <text:p>ني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يْءٌ-نِيْءٌ [ن ي أ]. 1."لَحْمٌ نِيْءٌ" : لَمْ يَنْضُجْ بَعْدُ. 2."لَبَنٌ نِيْءٌ" : مَحْضٌ.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نِيْأة</text:p>
          </table:table-cell>
          <table:table-cell/>
          <table:table-cell office:value-type="string" calcext:value-type="string">
            <text:p>ني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هَبْهَابٌ</text:p>
          </table:table-cell>
          <table:table-cell/>
          <table:table-cell office:value-type="string" calcext:value-type="string">
            <text:p>هبه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بْهَابٌ-هَبْهَابٌ [هـ ب هـ ب]. 1."جَمَلٌ هَبْهَابٌ" : سَرِيعٌ. 2."ذِئْبٌ هَبْهَابٌ" : صَيَّاحٌ. 3."هَبْهَابُ الصَّحْرَاءِ" : سَرَابُهَا.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هُجَأَةٌ</text:p>
          </table:table-cell>
          <table:table-cell/>
          <table:table-cell office:value-type="string" calcext:value-type="string">
            <text:p>هج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جَأَةٌ-هُجَأَةٌ [هـ ج أ]. "رَجُلٌ هُجَأَةٌ" : أَحْمَقُ. "اِمْرَأَةٌ هُجَأَةٌ".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هِجَانٌ</text:p>
          </table:table-cell>
          <table:table-cell/>
          <table:table-cell office:value-type="string" calcext:value-type="string">
            <text:p>هج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هُجُنٌ;هَجَائِن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هِجَانٌ" : كَرِيمُ الْحَسَبِ وَالنَّسَبِ. 2."اِمْرَأَةٌ هِجَانٌ" : عَقِيلَةُ قَوْمِهَا. 3."أَرْضٌ هِجَانٌ" : كَرِيمَةُ التُّرْبَةِ، خِصْبَةٌ.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1" office:value-type="string" calcext:value-type="string">
            <text:p>هُجُنٌ</text:p>
          </table:table-cell>
          <table:table-cell table:style-name="ce1"/>
          <table:table-cell office:value-type="string" calcext:value-type="string">
            <text:p>هج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هَجَائِنُ</text:p>
          </table:table-cell>
          <table:table-cell/>
          <table:table-cell office:value-type="string" calcext:value-type="string">
            <text:p>هج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هَدِيٌّ</text:p>
          </table:table-cell>
          <table:table-cell/>
          <table:table-cell office:value-type="string" calcext:value-type="string">
            <text:p>هد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دِيٌّ-هَدِيٌّ [هـ د ي]. 1."رَجُلٌ هَدِيٌّ" : مُحْتَرَمٌ. 2."زَفَّ الْهَدِيَّ إِلَى زَوْجِهَا" : الْعَرُوسَ. 3."قَدَّمَ الْهَدِيَّ" : الْهَدْي، مَا يُهْدَى إِلَى الْحَرَمِ مِنَ النّ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هُزَأَةٌ</text:p>
          </table:table-cell>
          <table:table-cell/>
          <table:table-cell office:value-type="string" calcext:value-type="string">
            <text:p>هز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زْأَةٌ-هُزْأَةٌ [هـ ز أ]. "رَجُلٌ هُزْأَةٌ" : أَيْ يُهْزَأُ مِنْهُ. "كَانَ هُزْأَةً بَيْنَ النَّاسِ".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هِزَبْرٌ</text:p>
          </table:table-cell>
          <table:table-cell/>
          <table:table-cell office:value-type="string" calcext:value-type="string">
            <text:p>هزب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هَزَابِ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زَأَرَ الْهِزَبْرُ" : الأَسَدُ. 2."رَجُلٌ هِزَبْرٌ" : ضَخْمٌ، غَلِيظٌ.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1" office:value-type="string" calcext:value-type="string">
            <text:p>هَزَابِرُ</text:p>
          </table:table-cell>
          <table:table-cell table:style-name="ce1"/>
          <table:table-cell office:value-type="string" calcext:value-type="string">
            <text:p>هزب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هَيْشَرٌ</text:p>
          </table:table-cell>
          <table:table-cell/>
          <table:table-cell office:value-type="string" calcext:value-type="string">
            <text:p>هش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هَيَاشِ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هَيْشَرٌ" : رَخْوٌ، ضَعِيفٌ طَوِيلٌ. 2. (نب) : نَبَاتٌ مِنْ فَصِيلَةِ الْمُرَكَّبَاتِ، مُعَمِّرٌ وَشَائِكٌ، لَهُ س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1" office:value-type="string" calcext:value-type="string">
            <text:p>هَيَاشِرُ</text:p>
          </table:table-cell>
          <table:table-cell table:style-name="ce1"/>
          <table:table-cell office:value-type="string" calcext:value-type="string">
            <text:p>هش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هَشِيمَةٌ</text:p>
          </table:table-cell>
          <table:table-cell/>
          <table:table-cell office:value-type="string" calcext:value-type="string">
            <text:p>هش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شِيمَةٌ-هَشِيمَةٌ [هـ ش م]. 1."أَرْضٌ هَشِيمَةٌ" : أَشْجَارُهَا يَابِسَةٌ. 2."شَجَرَةٌ هَشِيمَةٌ" : يَابِسَةٌ.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هِضَبٌّ</text:p>
          </table:table-cell>
          <table:table-cell/>
          <table:table-cell office:value-type="string" calcext:value-type="string">
            <text:p>هض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ضَبٌّ-هِضَبٌّ [هـ ض ب]. 1."هُوَ هِضَبٌّ" : صَلْبٌ شَدِيدٌ. 2."جَوَادٌ هِضَبٌّ" : كَثِيرُ الْعَرَقِ.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هَاضُومٌ</text:p>
          </table:table-cell>
          <table:table-cell/>
          <table:table-cell office:value-type="string" calcext:value-type="string">
            <text:p>هض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هَوَاضِيم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دَوَاءٌ هَاضُومٌ" : أَيْ مُسَاعِدٌ عَلَى هَضْمِ الطَّعَامِ.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1" office:value-type="string" calcext:value-type="string">
            <text:p>هَوَاضِيمُ</text:p>
          </table:table-cell>
          <table:table-cell table:style-name="ce1"/>
          <table:table-cell office:value-type="string" calcext:value-type="string">
            <text:p>هض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هُزْهُزٌ</text:p>
          </table:table-cell>
          <table:table-cell/>
          <table:table-cell office:value-type="string" calcext:value-type="string">
            <text:p>هزهز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زْهُزٌ - [هـز هـ ز]. 1."مَاءٌ هُزْهُزٌ" : صَافٍ وَيَهْتَزُّ مِنْ جَرَّاءِ صَفَائِهِ. 2."بِئْرٌ هُزْهُزٌ" : بَعِيدَةُ الْغَوْرِ. 3."عَيْنٌ هُزْهُـزٌ" : غَزِيرَةٌ. 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هِطْلٌ</text:p>
          </table:table-cell>
          <table:table-cell/>
          <table:table-cell office:value-type="string" calcext:value-type="string">
            <text:p>هط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طْلٌ - [هـ ط ل]. 1."رَجُلٌ هِطْلٌ" : أَهْوَجُ، أَحْمَقُ. 2."ضَبَطُوا الْهِطْلَ" : اللِّصَّ. 3."حَيَوَانٌ يُشْبِهُ الْهِطْلَ" : الذِّئْبَ. 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هِفٌّ</text:p>
          </table:table-cell>
          <table:table-cell/>
          <table:table-cell office:value-type="string" calcext:value-type="string">
            <text:p>هف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فٌّ - [هـ ف ف]. 1."زَرْعٌ هِفٌّ" : أَيْ زَرْعٌ يُؤَخَّرُ حَصَادُهُ فَيَنْتَشِرُ حَبُّهُ. 2."سَحَابٌ هِفٌّ" : قَلِيلُ الْمَطَرِ. 3."رَجُلٌ هِفٌّ" : خَفِيفٌ. 4."جَوْزٌ هِفٌّ" : خَفِيفٌ لاَشَيْءَ فِي جَوْفِهِ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يَهْفُوفٌ</text:p>
          </table:table-cell>
          <table:table-cell/>
          <table:table-cell office:value-type="string" calcext:value-type="string">
            <text:p>هف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يَهَافِيف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يَهْفُوفٌ": أَحْمَقُ. 2."رَجُلٌ يَهْفُوفٌ" : جَبَانٌ. 3."أَرْضٌ يَهْفُوفٌ" : قَفْرٌ، خَالِيَةٌ لاَ نَبْتَ فِيهَا.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1" office:value-type="string" calcext:value-type="string">
            <text:p>يَهَافِيفُ</text:p>
          </table:table-cell>
          <table:table-cell table:style-name="ce1"/>
          <table:table-cell office:value-type="string" calcext:value-type="string">
            <text:p>ه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هَفْهَافٌ</text:p>
          </table:table-cell>
          <table:table-cell/>
          <table:table-cell office:value-type="string" calcext:value-type="string">
            <text:p>هفه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فْهَافٌ، ةٌ - [هـ ف هـ ف]. 1."اِمْرَأَةٌ هَفْهَافَةٌ" : ضَامِرَةُ الْبَطْنِ، دَقِيقَةُ الْخَصْرِ. 2."ثَوْبٌ هَفْهَافٌ" : رَقِيقٌ شَفَّافٌ. 3."ظِلٌّ هَفْهَافٌ" : بَارِدٌ تَهُبُّ فِيهِ الرِّيحُ فَيُسْمَعُ صَوْتُ هُبُوبِهَا. 4."غُرْفَةٌ هَفْهَافَةٌ" : بَارِدَةٌ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هِلٌّ</text:p>
          </table:table-cell>
          <table:table-cell/>
          <table:table-cell office:value-type="string" calcext:value-type="string">
            <text:p>هل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لٌّ-هَلٌّ [هـ ل ل]. 1."ثَوْبٌ هَلٌّ" : شَفَّافٌ، رَقِيقٌ. 2."شَعْرٌ هَلٌّ" : خَفِيفٌ، رَقِيقٌ.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هَلْهَالٌ</text:p>
          </table:table-cell>
          <table:table-cell/>
          <table:table-cell office:value-type="string" calcext:value-type="string">
            <text:p>هله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لْهَالٌ-هَلْهَالٌ [هـ ل هـ ل]. 1."ثَوْبٌ هَلْهَالٌ" : رَقِيقٌ. 2."شَعْرٌ هَلْهَالٌ" : ضَعِيفٌ.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هِمْلٌ</text:p>
          </table:table-cell>
          <table:table-cell/>
          <table:table-cell office:value-type="string" calcext:value-type="string">
            <text:p>هم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مْلٌ-هِمْلٌ [هـ م ل]. 1."ثَوْبٌ هِمْلٌ" : مُرَقَّعٌ. 2."جَاءَ مُرْتَدِياً هِمْلاً" : كِسَاءً مِنْ صُوفٍ أَحْمَرَ.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هَمَلٌ</text:p>
          </table:table-cell>
          <table:table-cell/>
          <table:table-cell office:value-type="string" calcext:value-type="string">
            <text:p>هم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مَلٌ-هَمَلٌ، ةٌ [هـ م ل]. 1."مَاشِيَةٌ هَمَلَةٌ" : أَيْ مُهْمَلَةٌ، مَتْرُوكَةٌ لَيْلاً وَنَهَاراً بِلاَ رِعايَةٍ وَلاَ عِنايَةٍ. 2."صارَ الْمَاءُ هَمَلاً": أَيْ سَائِلاً لاَ مانِعَ يَحْجُزُهُ. 3."هَمَلُ النَّخْلَةِ" : لِيفُهَا الَّذِي يُنْزَعُ مِنْهَا.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هُمَامٌ</text:p>
          </table:table-cell>
          <table:table-cell/>
          <table:table-cell office:value-type="string" calcext:value-type="string">
            <text:p>هم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مَامٌ-هُمَامٌ [هـ م م]. 1."السَّيِّدُ الْهُمَامُ" : السَّيِّدُ الشُّجَاعُ، السَّخِيُّ. 2."إِنَّهُ الْهُمَامُ فِي عَرِينِهِ" : الْأَسَدُ. 3."هُمَامُ الثَّلْجِ" : مَا سَالَ مِنْهُ إِذَا ذَابَ. 4."هُمَام" : اِسْمُ عَلَمٍ لِلْمُذَكَّرِ.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هِمٌّ</text:p>
          </table:table-cell>
          <table:table-cell/>
          <table:table-cell office:value-type="string" calcext:value-type="string">
            <text:p>هم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هْمَا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هِمٌّ" : شَيْخٌ كَبِيرٌ هَرِمٌ. 2."وَلَدٌ هِمٌّ" : رَقِيقٌ، نَحِيفٌ. 3."قَدَحٌ هِمٌّ" : قَدِيمٌ، مُتَكَسِّرٌ.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1" office:value-type="string" calcext:value-type="string">
            <text:p>أَهْمَامٌ</text:p>
          </table:table-cell>
          <table:table-cell table:style-name="ce1"/>
          <table:table-cell office:value-type="string" calcext:value-type="string">
            <text:p>ه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هَمْهَامٌ</text:p>
          </table:table-cell>
          <table:table-cell/>
          <table:table-cell office:value-type="string" calcext:value-type="string">
            <text:p>همه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مْهَامٌ-هَمْهَامٌ، ةٌ [هـ م هـ م]. "رَجُلٌ هَمْهَامٌ" : شُجَاعٌ، سَخِيٌّ.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هَنِيءٌ</text:p>
          </table:table-cell>
          <table:table-cell/>
          <table:table-cell office:value-type="string" calcext:value-type="string">
            <text:p>هن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نِيءٌ-هَنِيءٌ [هـ ن أ]. 1."طَعَامٌ هَنِيءٌ" : سَائِغٌ. 2."كُلْهُ هَنِيئاً مَرِيئاً" : أَيْ مُسْتَسَاغاً بِلاَ مَشَقَّةٍ، وَهُوَ دُعَاءٌ لِلأَكْلِ. 3."هَنِيئاً لَكَ بِالنَّجَاحِ" : لِيَكُنْ نَجَاحُكَ نَجَاحاً يُفْرِحُكَ وَيَبْعَثُ السُّرُورَ.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هَنِيئة</text:p>
          </table:table-cell>
          <table:table-cell/>
          <table:table-cell office:value-type="string" calcext:value-type="string">
            <text:p>هنأ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هَوْفٌ</text:p>
          </table:table-cell>
          <table:table-cell/>
          <table:table-cell office:value-type="string" calcext:value-type="string">
            <text:p>هو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وفٌ-هُوفٌ [هـ و ف]. 1."هُوفُ الصَّيْفِ" : رِيحُهُ الْحَارَّةُ. 2."هُوفُ الشِّتَاءِ" : رِيحُهُ البَارِدَةُ. 3."رَجُلٌ هُوفٌ" : جَبَانٌ لاَ خَيْرَ فِيهِ. 4."وَلَدٌ هُوفٌ" : أَحْمَقُ.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هَوْمٌ</text:p>
          </table:table-cell>
          <table:table-cell/>
          <table:table-cell office:value-type="string" calcext:value-type="string">
            <text:p>هو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وْمٌ-هَوْمٌ [هـ و م]. 1."نَوْمُهُ هَوْمٌ" : خَفِيفٌ. 2."هَوْمُ الْمَجُوسِ" (نب). : نَبَاتٌ مِنْ فَصِيلَةِ الصَّلِيبِيَّاتِ، أَوْرَاقُهُ تُشْبِهُ أَوْرَاقَ اليَاسَمِينَ، طَعْمُهُ مَا بَيْنَ الْحَلاَوَةِ وَالحِدَّةِ، وَهُوَ أَنْوَاعٌ، وَأَجْوَدُهُ مَا عَلَتْ زَهْرَهُ صُفْرَةٌ، يُسْتَخْرَجُ مِنْهُ دَوَاءٌ يُفَتِّتُ الْحَصَاةَ فِي الكُلْيَةِ وَيُدِرُّ البَوْلَ.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مَهِينٌ</text:p>
          </table:table-cell>
          <table:table-cell/>
          <table:table-cell office:value-type="string" calcext:value-type="string">
            <text:p>هو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مُهَن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مَهِينٌ": حَقِيرٌ، ذَلِيلٌ. "قَدْ قِيلَ: لاَ تَحْتَقِرَنَّ الْعَدُوَّ الضَّعِيفَ الْمَهِينَ". (ابن المقفع).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1" office:value-type="string" calcext:value-type="string">
            <text:p>مُهَنَاءُ</text:p>
          </table:table-cell>
          <table:table-cell table:style-name="ce1"/>
          <table:table-cell office:value-type="string" calcext:value-type="string">
            <text:p>هو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هَيِّنٌ</text:p>
          </table:table-cell>
          <table:table-cell/>
          <table:table-cell office:value-type="string" calcext:value-type="string">
            <text:p>هو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يِّنٌ-هَيِّنٌ [هـ و ن]. 1."سُلُوكٌ هَيِّنٌ" : حَقِيرٌ. 2."رَجُلٌ هَيِّنٌ" : وَقُورٌ مُتَسَامِحٌ. 3."عَمَلٌ هَيِّنٌ" : سَهْلٌ، يَسِيرٌ. النور آية 15وَتَحْسَبُونَهُ هَيِّناً وَهُوَ عِنْدَ اللَّهِ عَظِيم. (قرآن).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مَهِيبٌ</text:p>
          </table:table-cell>
          <table:table-cell/>
          <table:table-cell office:value-type="string" calcext:value-type="string">
            <text:p>هي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هِيبٌ-مَهِيبٌ [هـ ي ب]. "شَيْخٌ مَهِيبٌ" : مَنْ يَخَافُهُ النَّاسُ. "مَهِيبُ الطَّلْعَةِ" "إِنْ كَانَ مَهِيباً فَفِي الرِّجَالِ مَنْ هُوَ أَهْيَبُ".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هَيْقٌ</text:p>
          </table:table-cell>
          <table:table-cell/>
          <table:table-cell office:value-type="string" calcext:value-type="string">
            <text:p>هي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هْيَاقٌ;هُيُوق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هَيْقَةٌ" : دَقِيقَةٌ وَمُفْرِطَةٌ فِي الطُّولِ. وَمَا لَيْلَى مِنَ الْهَيْقَاتِ طُـولا*وَلاَ لَيْلَى مِنَ الْحَـذَفِ القِصَار2. : ذَكَرُ النَّعَامِ، سُمِّيَ بِذَلِكَ لِطُولِهِ.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1" office:value-type="string" calcext:value-type="string">
            <text:p>أَهْيَاقٌ </text:p>
          </table:table-cell>
          <table:table-cell table:style-name="ce1"/>
          <table:table-cell office:value-type="string" calcext:value-type="string">
            <text:p>هي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هُيُوقٌ</text:p>
          </table:table-cell>
          <table:table-cell/>
          <table:table-cell office:value-type="string" calcext:value-type="string">
            <text:p>هي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وَأْبٌ</text:p>
          </table:table-cell>
          <table:table-cell/>
          <table:table-cell office:value-type="string" calcext:value-type="string">
            <text:p>وأ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أَوْآ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حَافِرٌ وَأْبٌ" : شَدِيدٌ، مُنْضَمُّ السَّنَابِكِ. 2."قَدَحٌ وَأْبٌ" : ضَخْمٌ وَوَاسِعٌ. "قِدْرٌ وَأْبَةٌ خَاصَّةٌ بِالضُّيُوفِ". 3."اِمْرَأَةٌ وَأْبَةٌ" : قَصِيرَةٌ وَعَرِيضَةٌ. 4."بِئْرٌ وَأْبَةٌ" : وَاسِعَةٌ، بَعِيدَةُ القَعْرِ.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1" office:value-type="string" calcext:value-type="string">
            <text:p>أَوْآبٌ</text:p>
          </table:table-cell>
          <table:table-cell table:style-name="ce1"/>
          <table:table-cell office:value-type="string" calcext:value-type="string">
            <text:p>وأ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وَثْبَى</text:p>
          </table:table-cell>
          <table:table-cell/>
          <table:table-cell office:value-type="string" calcext:value-type="string">
            <text:p>وث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وَثْبَى-وَثْبَى [و ث ب]. "نَاقَةٌ وَثْبَى" : سَرِيعَةُ الوُثُوبِ، القَفْزِ. "فَرَسٌ وَثْبَى".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وَجَنٌ</text:p>
          </table:table-cell>
          <table:table-cell/>
          <table:table-cell office:value-type="string" calcext:value-type="string">
            <text:p>وج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جَنٌ-وَجَنٌ [و ج ن]. "مَكَانٌ وَجَنٌ" : أَيْ مَكَانٌ صَلْبٌ ذُو حِجَارَةٍ.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وِجَاهٌ</text:p>
          </table:table-cell>
          <table:table-cell/>
          <table:table-cell office:value-type="string" calcext:value-type="string">
            <text:p>وجه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ِجَاهٌ-وِجَاهٌ [و ج هـ]. 1. "لَقِيتُهُ وِجَاهاً" : لَقِيتُهُ وَجْهاً لِوَجْهِ. 2. "وِجَاهَ السَّاعَةِ الوَاحِدَةِ" : حَوَالَيْ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مَوْحُوشَةٌ</text:p>
          </table:table-cell>
          <table:table-cell/>
          <table:table-cell office:value-type="string" calcext:value-type="string">
            <text:p>وحش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وْحُوشَةٌ-مَوْحُوشَةٌ [و ح ش]. "أَرْضٌ مَوْحُوشَةٌ" : كَثِيرَةُ الوَحْشِ.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وَحْشَةٌ</text:p>
          </table:table-cell>
          <table:table-cell/>
          <table:table-cell office:value-type="string" calcext:value-type="string">
            <text:p>وحش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حْشَةٌ-وَحْشَةٌ [و ح ش]. 1."وَجَدَ نَفْسَهُ فِي أَرْضٍ وَحْشَةٍ" : فِي أَرْضٍ قَفْرٍ مُسْتَوْحَشَةٍ. 2."اِنْعَزَلَ فِي وَحْشَةٍ" : فِي خُلْوَةٍ. 3."وَحْشَةُ القَبْرِ" :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وَدَجٌ</text:p>
          </table:table-cell>
          <table:table-cell/>
          <table:table-cell office:value-type="string" calcext:value-type="string">
            <text:p>ودج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وْدَا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وَدَجُ العُنُقِ" : عِرْقٌ فِي العُنُقِ يَنْتَفِخُ عِنْدَ الغَضَبِ، وَهُمَا وَدَجَانِ. "اِنْتَفَخَتْ أَوْدَاجُهُ".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1" office:value-type="string" calcext:value-type="string">
            <text:p>أَوْدَاجٌ</text:p>
          </table:table-cell>
          <table:table-cell table:style-name="ce1"/>
          <table:table-cell office:value-type="string" calcext:value-type="string">
            <text:p>ود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وَخْمَةٌ</text:p>
          </table:table-cell>
          <table:table-cell/>
          <table:table-cell office:value-type="string" calcext:value-type="string">
            <text:p>وخ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خْمَةٌ - [و خ م]. "أَرْضٌ وَخْمَةٌ" : وَبِيئَةٌ. 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وَسْمِيٌّ</text:p>
          </table:table-cell>
          <table:table-cell/>
          <table:table-cell office:value-type="string" calcext:value-type="string">
            <text:p>وسم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سْمِيٌّ-وَسْمِيٌّ [و س م]. "مَطَرُ الوَسْمِيِّ" : أَوَّلُ مَطَرِ الرَّبِيعِ.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وَسْنَانٌ</text:p>
          </table:table-cell>
          <table:table-cell/>
          <table:table-cell office:value-type="string" calcext:value-type="string">
            <text:p>وس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سْنَانٌ-وَسْنَانٌ [و س ن]. "رَجَلٌ وَسْنَانٌ" : نَاعِسٌ، أَي الَّذِي غَلَبَهُ النُّعَاسُ.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وَشْوَاشٌ</text:p>
          </table:table-cell>
          <table:table-cell/>
          <table:table-cell office:value-type="string" calcext:value-type="string">
            <text:p>وشوش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شْوَاشٌ-وَشْوَاشٌ [و ش و ش]. "وَلَدٌ وَشْوَاشٌ" : سَرِيعٌ، خَفِيفٌ، وَشْوَشٌ.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وَشْوَشٌ</text:p>
          </table:table-cell>
          <table:table-cell/>
          <table:table-cell office:value-type="string" calcext:value-type="string">
            <text:p>وشوش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شْوَشٌ-وَشْوَشٌ [و ش و ش]. "وَلَدٌ وَشْوَشٌ" : سَرِيعٌ، خَفِيفٌ، وَشْوَاشٌ.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وَفِيٌّ</text:p>
          </table:table-cell>
          <table:table-cell/>
          <table:table-cell office:value-type="string" calcext:value-type="string">
            <text:p>وف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أَوْف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مَلٌ وَفِـيٌّ" : تَامٌّ. 2."صَدِيقٌ وَفِيٌّ" : مُخْلِصٌ، مُلْتَزِمٌ بِالوَفَاءِ وَالإِخْلاَصِ، كَثِيرُ الوَفَاءِ.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1" office:value-type="string" calcext:value-type="string">
            <text:p>أَوْفِيَاءُ</text:p>
          </table:table-cell>
          <table:table-cell table:style-name="ce1"/>
          <table:table-cell office:value-type="string" calcext:value-type="string">
            <text:p>وف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وَهْدٌ</text:p>
          </table:table-cell>
          <table:table-cell/>
          <table:table-cell office:value-type="string" calcext:value-type="string">
            <text:p>وه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وْهُدٌ;وُهْدَا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مَكَانٌ وَهْدٌ" : مُنْخَفِضٌ، بِهِ هُوَّةٌ.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1" office:value-type="string" calcext:value-type="string">
            <text:p>أَوْهُدٌ </text:p>
          </table:table-cell>
          <table:table-cell table:style-name="ce1"/>
          <table:table-cell office:value-type="string" calcext:value-type="string">
            <text:p>وه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وُهْدَانٌ</text:p>
          </table:table-cell>
          <table:table-cell/>
          <table:table-cell office:value-type="string" calcext:value-type="string">
            <text:p>وه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وَهْنَانَةٌ</text:p>
          </table:table-cell>
          <table:table-cell/>
          <table:table-cell office:value-type="string" calcext:value-type="string">
            <text:p>وه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نَانَةٌ-وَهْنَانَةٌ [و هـ ن]. "اِمْرَأَةٌ وَهْنَانَةٌ" : كَسْلَى عَنِ العَمَلِ تَنَعُّماً وَتَبَخْتُراً.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وَهْوَاهٌ</text:p>
          </table:table-cell>
          <table:table-cell/>
          <table:table-cell office:value-type="string" calcext:value-type="string">
            <text:p>وهوه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وَاهٌ-وَهْوَاهٌ [و هـ و هـ]. 1."فَرَسٌ وَهْوَاهٌ" : نَشِيطٌ، حَدِيدٌ، مُتَحَفِّزٌ، نَزِقٌ، وَهْوَهٌ. 2."رَجُلٌ وَهْوَاهٌ" : جَبَانٌ. 3."أَسَدٌ وَهْوَاهٌ" : زَائِرٌ.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وَهْوَهٌ</text:p>
          </table:table-cell>
          <table:table-cell/>
          <table:table-cell office:value-type="string" calcext:value-type="string">
            <text:p>وهو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وَهٌ-وَهْوَهٌ [و هـ و هـ]. "فَرَسٌ وَهْوَهٌ" : نَشِيطٌ، حَدِيدٌ، مُتَحَفِّزٌ، نَزِقٌ، وَهْواهٌ.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يَبَابٌ</text:p>
          </table:table-cell>
          <table:table-cell/>
          <table:table-cell office:value-type="string" calcext:value-type="string">
            <text:p>يب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بَابٌ-يَبَابٌ [ي ب ب]. 1."اِنْتَهَتِ الْحَرْبُ وَبَقِيَتِ الْمَدِينَةُ يَبَاباً" : خَرَاباً. 2."وَجَدُوا الْقَرْيَةَ يَبَاباً " : مَهْجُورَةً. "الأَرْضُ اليَبَابُ".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يَبَسَةٌ</text:p>
          </table:table-cell>
          <table:table-cell/>
          <table:table-cell office:value-type="string" calcext:value-type="string">
            <text:p>يب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بَسَةٌ-يَبَسَةٌ [ي ب س]. "أَتَانٌ يَبَسَةٌ" : ضَامِرَةٌ، يَابِسَةٌ.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يَبْسَةٌ</text:p>
          </table:table-cell>
          <table:table-cell/>
          <table:table-cell office:value-type="string" calcext:value-type="string">
            <text:p>يب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بْسَةٌ-يَبْسَةٌ [ي ب س]. "أَتَانٌ يَبْسَةٌ" : ضَامِرَةٌ، يَابِسَةٌ.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يَبَسٌ</text:p>
          </table:table-cell>
          <table:table-cell/>
          <table:table-cell office:value-type="string" calcext:value-type="string">
            <text:p>يب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يْبَا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رْضٌ يَبَسٌ" : صُلْبَةٌ، شَدِيدَةٌ. 2."مَكَانٌ يَبَسٌ" : يَابِسٌ، كَانَ فِيهِ مَاءٌ فَذَهَبَ. طه آية 77فَاضْرِبْ لَهُمْ طَرِيقاً فِي ال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1" office:value-type="string" calcext:value-type="string">
            <text:p>أَيْبَاسٌ</text:p>
          </table:table-cell>
          <table:table-cell table:style-name="ce1"/>
          <table:table-cell office:value-type="string" calcext:value-type="string">
            <text:p>يب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يَسِيرٌ</text:p>
          </table:table-cell>
          <table:table-cell/>
          <table:table-cell office:value-type="string" calcext:value-type="string">
            <text:p>يسر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سِيرٌ-يَسِيرٌ [ي س ر]. 1."طَعَامٌ يَسِيرٌ" : قَلِيلٌ. "مَنْ طَلَبَ الْكَثِيرَ أَضَاعَ الْيَسِيرَ". 2."عَمَلٌ يَسِيرٌ" : سَهْلٌ، لَيِّنٌ. "مَا دَخَلَ عَسِيراً لَمْ يَخْرُجْ يَسِيراً".(ابن حزم) l "ضَرَبَهُ ضَرْباً يَسِيراً".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يَفَعٌ</text:p>
          </table:table-cell>
          <table:table-cell/>
          <table:table-cell office:value-type="string" calcext:value-type="string">
            <text:p>يفع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يْفَا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وَلَدٌ يَفَعٌ" : يَافِعٌ، بَالِغٌ سِنَّ الْبُلُوغِ، مُتَرَعْرِعٌ.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1" office:value-type="string" calcext:value-type="string">
            <text:p>أَيْفَاعٌ</text:p>
          </table:table-cell>
          <table:table-cell table:style-name="ce1"/>
          <table:table-cell office:value-type="string" calcext:value-type="string">
            <text:p>يف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يَلَقٌ</text:p>
          </table:table-cell>
          <table:table-cell/>
          <table:table-cell office:value-type="string" calcext:value-type="string">
            <text:p>يلق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لَقٌ-يَلَقٌ [ي ل ق]. "بَقَرٌ يَلَقٌ" : أَبْيَضُ، وَتُطْلَقُ عَلَى الْبِيضِ مِنَ الْبَقَرِ. "يَلَقٌ أَبْيَضُ".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أَيَلٌّ</text:p>
          </table:table-cell>
          <table:table-cell/>
          <table:table-cell office:value-type="string" calcext:value-type="string">
            <text:p>يل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َيَلُّ-أَيَلُّ [ي ل ل]. " وَلَدٌ أَيَلُّ " : أَسْنَانُهُ قَصِيرَةٌ مُلْتَزِقَةٌ مُقْبِلَةٌ عَلَى دَاخِلِ الْفَمِ.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مِبْدان</text:p>
          </table:table-cell>
          <table:table-cell/>
          <table:table-cell office:value-type="string" calcext:value-type="string">
            <text:p>يل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جل مبدان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حابِلَةٌ</text:p>
          </table:table-cell>
          <table:table-cell/>
          <table:table-cell office:value-type="string" calcext:value-type="string">
            <text:p>حبل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حَبَل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حابِلَةٌ" : حُبْلَى.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1" office:value-type="string" calcext:value-type="string">
            <text:p>حَبَلَةٌ</text:p>
          </table:table-cell>
          <table:table-cell table:style-name="ce1"/>
          <table:table-cell office:value-type="string" calcext:value-type="string">
            <text:p>حب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وَسَنِيٌّ</text:p>
          </table:table-cell>
          <table:table-cell/>
          <table:table-cell office:value-type="string" calcext:value-type="string">
            <text:p>وسن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سَنِيٌّ-وَسَنِيٌّ، ةٌ [و س ن]. "وَلَدٌ وَسَنِيٌّ" :كَثِيرُ النُّعَاسِ.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نِسْبِيٌّ</text:p>
          </table:table-cell>
          <table:table-cell/>
          <table:table-cell office:value-type="string" calcext:value-type="string">
            <text:p>نسب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سْبِيٌّ،-نِسْبِيٌّ، ةٌ [ن س ب]. "أَمْرٌ نِسْبِيٌّ" : أَيْ أَمْرٌ مُقَيَّدٌ بِغَيْرِهِ مُرْتَبِطٌ بِهِ غَيْرُ مُطْلَقٍ. "أَحْكَامٌ نِسْبِيَّةٌ" "هُنَاكَ عَلاَقَةٌ نِسْبِيَّةٌ بَيْنَ العَمَلِ وَمَرْدُودِهِ".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مِسْكِيٌّ</text:p>
          </table:table-cell>
          <table:table-cell/>
          <table:table-cell office:value-type="string" calcext:value-type="string">
            <text:p>مسك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سْكِيٌّ-مِسْكِيٌّ، ةٌ [م س ك]. "عِنَبٌ مِسْكِيٌّ" : لَهُ طَعْمُ الْمِسْكِ، مُمَسَّكٌ. كَأْسُ عَصِيرٍ مِسْكِيٌّ".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مُقْرِفٌ</text:p>
          </table:table-cell>
          <table:table-cell/>
          <table:table-cell office:value-type="string" calcext:value-type="string">
            <text:p>قرف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مُقْرِفٌ" : نَذْلٌ، دَنِيءٌ. 2."وَجْهٌ مُقْرِفُ" : غَيْرُ حَسَنٍ.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أَرْيَحِيٌّ</text:p>
          </table:table-cell>
          <table:table-cell/>
          <table:table-cell office:value-type="string" calcext:value-type="string">
            <text:p>روح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6"/>
          <table:table-cell office:value-type="string" calcext:value-type="string">
            <text:p>ـو</text:p>
          </table:table-cell>
          <table:table-cell/>
          <table:table-cell office:value-type="string" calcext:value-type="string">
            <text:p>أَرْيَحِيٌّ-أَرْيَحِيٌّ، ةٌ [ر و ح]. 1."رَجُلٌ أَرْيَحِيٌّ" : الوَاسِعُ الخُلُقِ، مَنْ يَسْعَى إِلَى الْمَعْرُوفِ وَعَمَلِ الخَيْرِ. 2."يَتَمَتَّعُ بِأَرْيَحِيَّةٍ" : خَصْلَةٌ تَجْعَلُ الإِنْسَانَ يَرْتَاحُ إِلَى الأَفْعَالِ الحَمِيدَةِ وَبَذْلِ العَطَايَا.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جِدِّيٌّ</text:p>
          </table:table-cell>
          <table:table-cell/>
          <table:table-cell office:value-type="string" calcext:value-type="string">
            <text:p>جدد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جِدِّيٌّ" : مُتَعَقِّلٌ، ثَابِتٌ فِي رَأْيِهِ، رَصِينٌ.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بَغِيٌّ</text:p>
          </table:table-cell>
          <table:table-cell/>
          <table:table-cell office:value-type="string" calcext:value-type="string">
            <text:p>بغ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بَغاي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بَغِيٌّ" : اِمْرَأَةٌ زانِيَةٌ.مريم آية 20 قالَتْ أَنَّى يَ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1" office:value-type="string" calcext:value-type="string">
            <text:p>بَغايا</text:p>
          </table:table-cell>
          <table:table-cell table:style-name="ce1"/>
          <table:table-cell office:value-type="string" calcext:value-type="string">
            <text:p>بغ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حَيِيٌّ</text:p>
          </table:table-cell>
          <table:table-cell/>
          <table:table-cell office:value-type="string" calcext:value-type="string">
            <text:p>حي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يِيٌّ-حَيِيٌّ [ح ي ي]. "رَجُلٌ حَيِيٌّ" : مُحْتَشِمٌ، ذُو حَيَاءٍ.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دَيُّوثٌ</text:p>
          </table:table-cell>
          <table:table-cell/>
          <table:table-cell office:value-type="string" calcext:value-type="string">
            <text:p>ديث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يُّوثٌ-دَيُّوثٌ [د ي ث]. "رَجُلٌ دَيُّوثٌ" : رَجُلٌ لا يَغارُ على أَهْلِهِ وَلا يَخْجَلُ.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سَمِيٌّ</text:p>
          </table:table-cell>
          <table:table-cell/>
          <table:table-cell office:value-type="string" calcext:value-type="string">
            <text:p>سم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ِيٌّ - [س م ي]. "هُوَ سَمِيُّهُ" : مُتَّفِقٌ مَعَهُ فِي الاسْمِ، نَظِيرُهُ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أَتِيٌّ</text:p>
          </table:table-cell>
          <table:table-cell/>
          <table:table-cell office:value-type="string" calcext:value-type="string">
            <text:p>أت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تِيٌّ-أَتِيٌّ [أ ت ي]. 1."وَصَلَ الأَتِيُّ" : الغَرِيبُ الدَّعِيُّ. 2."اِنْدَفَعَ الأتِيُّ" : السَّيْلُ الْمُنْدَفِعُ الَّذِي يَأْتِي مِنْ بَعِيدٍ.</text:p>
          </table:table-cell>
        </table:table-row>
        <table:table-row table:style-name="ro2" table:number-rows-repeated="1048065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  <table:database-ranges>
        <table:database-range table:name="__Anonymous_Sheet_DB__0" table:target-range-address="'-finalنهائي_2'.G1:'-finalنهائي_2'.AC5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49:36.680489981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03-29T18:51:04.035606945</dc:date>
    <dc:creator>zerrouki </dc:creator>
    <meta:editing-duration>PT1H24M27S</meta:editing-duration>
    <meta:editing-cycles>27</meta:editing-cycles>
    <meta:document-statistic meta:table-count="1" meta:cell-count="3649" meta:object-count="0"/>
  </office:meta>
</office:document-meta>
</file>